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2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First</text:p>
          </table:table-cell>
          <table:table-cell office:value-type="time" office:time-value="PT14H2M17.000S" table:style-name="ce9">
            <text:p>14:02:17</text:p>
          </table:table-cell>
          <table:table-cell office:value-type="string" table:style-name="ce12">
            <text:p>Last</text:p>
          </table:table-cell>
          <table:table-cell office:value-type="time" office:time-value="PT14H5M47.000S" table:style-name="ce9">
            <text:p>14:05:47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4.4000000000000004" table:style-name="ce13">
            <text:p>4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24.512499999999999" table:style-name="ce14">
            <text:p>24.5</text:p>
          </table:table-cell>
          <table:table-cell office:value-type="float" office:value="7.1875000000000009" table:style-name="ce14">
            <text:p>7.2</text:p>
          </table:table-cell>
          <table:table-cell office:value-type="float" office:value="0" table:style-name="ce14">
            <text:p>0.0</text:p>
          </table:table-cell>
          <table:table-cell office:value-type="float" office:value="68.287499999999994" table:style-name="ce14">
            <text:p>68.3</text:p>
          </table:table-cell>
          <table:table-cell office:value-type="float" office:value="31.700000000000006" table:style-name="ce14">
            <text:p>31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5.8" table:style-name="ce13">
            <text:p>16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76.2" table:style-name="ce14">
            <text:p>76.2</text:p>
          </table:table-cell>
          <table:table-cell office:value-type="float" office:value="20.2" table:style-name="ce14">
            <text:p>20.2</text:p>
          </table:table-cell>
          <table:table-cell office:value-type="float" office:value="0" table:style-name="ce14">
            <text:p>0.0</text:p>
          </table:table-cell>
          <table:table-cell office:value-type="float" office:value="99.7" table:style-name="ce14">
            <text:p>99.7</text:p>
          </table:table-cell>
          <table:table-cell office:value-type="float" office:value="92.4" table:style-name="ce14">
            <text:p>92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3966H3M47.000S" table:style-name="ce9">
            <text:p>14:03:47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3.1086180520142785" table:style-name="ce14">
            <text:p>3.1</text:p>
          </table:table-cell>
          <table:table-cell office:value-type="float" office:value="2.8104347826086951" table:style-name="ce14">
            <text:p>2.8</text:p>
          </table:table-cell>
          <table:table-cell office:value-type="float" office:value="0" table:style-name="ce14">
            <text:p>0.0</text:p>
          </table:table-cell>
          <table:table-cell office:value-type="float" office:value="1.460003660992129" table:style-name="ce14">
            <text:p>1.5</text:p>
          </table:table-cell>
          <table:table-cell office:value-type="float" office:value="2.9148264984227126" table:style-name="ce14">
            <text:p>2.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55.64599999999996" table:style-name="ce13">
            <text:p>156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2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3-30T00:00:00" table:style-name="ce5">
            <text:p>30-Ma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2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4M2.160S" table:style-name="ce6">
            <text:p>00:14: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95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4468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450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014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5208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138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9883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5325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137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7245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223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4"/>1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9882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4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1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48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7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8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53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3149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102524 0 19020 3833411 7538 0 462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26228 0 5928 954877 1774 0 219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25191 0 5727 958817 2455 0 88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25374 0 3207 960643 1470 0 77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25729 0 4156 959072 1837 0 76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1368864 55 727 0 0 0 0 2 0 1 0 0 0 574 0 19306 67 0 0 0 0 0 0 0 22 0 0 0 0 0 0 0 0 192827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74923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30864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25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7471925 0 558461 39211 6311928 19347 0 720 161002 674 3805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3258747893 6202395 <text:s text:c="3"/>0 <text:s text:c="3"/>0 <text:s text:c="3"/>0 <text:s text:c="4"/>0 <text:s text:c="9"/>0 <text:s text:c="8"/>0 3258747893 6202395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12064826 <text:s/>134429 <text:s text:c="3"/>0 <text:s text:c="3"/>0 <text:s text:c="3"/>0 <text:s text:c="4"/>0 <text:s text:c="9"/>0 <text:s text:c="8"/>0 125162882 <text:s text:c="2"/>98364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1766 6509 693814 172464 7535 222980 1850408 2178556 0 91856 23541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664 6478 692762 171928 7535 222980 1850408 2178556 0 91772 23535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20 0 0 0 0 0 20 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416 0 0 0 0 0 416 4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04 104268 21 19 7 50 19 32 20 0 1 0 4 2932736 400 4294967295 11640832 11740668 0 0 0 0 0 4096 536946211 4294967295 0 0 0 0 0 0 167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00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34429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98364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2064826 (12.0 MB) <text:s/>TX bytes:125162882 (125.1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6202395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6202395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258747893 (3.2 GB) <text:s/>TX bytes:3258747893 (3.2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28 <text:s text:c="5"/>2952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2.09722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7.52778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3966H2M17.000S" table:style-name="ce9">
            <text:p>14:02:17</text:p>
          </table:table-cell>
          <table:table-cell office:value-type="float" office:value="1.3" table:style-name="ce1">
            <text:p>1.3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8.2" table:style-name="ce1">
            <text:p>98.2</text:p>
          </table:table-cell>
          <table:table-cell office:value-type="float" office:value="1.8" table:style-name="ce1">
            <text:p>1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966H2M47.000S" table:style-name="ce9">
            <text:p>14:02:47</text:p>
          </table:table-cell>
          <table:table-cell office:value-type="float" office:value="46.2" table:style-name="ce1">
            <text:p>46.2</text:p>
          </table:table-cell>
          <table:table-cell office:value-type="float" office:value="8.9" table:style-name="ce1">
            <text:p>8.9</text:p>
          </table:table-cell>
          <table:table-cell office:value-type="float" office:value="0" table:style-name="ce1">
            <text:p>0</text:p>
          </table:table-cell>
          <table:table-cell office:value-type="float" office:value="44.8" table:style-name="ce1">
            <text:p>44.8</text:p>
          </table:table-cell>
          <table:table-cell office:value-type="float" office:value="55.1" table:style-name="ce1">
            <text:p>55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966H3M17.000S" table:style-name="ce9">
            <text:p>14:03:17</text:p>
          </table:table-cell>
          <table:table-cell office:value-type="float" office:value="76.2" table:style-name="ce1">
            <text:p>76.2</text:p>
          </table:table-cell>
          <table:table-cell office:value-type="float" office:value="16.2" table:style-name="ce1">
            <text:p>16.2</text:p>
          </table:table-cell>
          <table:table-cell office:value-type="float" office:value="0" table:style-name="ce1">
            <text:p>0</text:p>
          </table:table-cell>
          <table:table-cell office:value-type="float" office:value="7.6" table:style-name="ce1">
            <text:p>7.6</text:p>
          </table:table-cell>
          <table:table-cell office:value-type="float" office:value="92.4" table:style-name="ce1">
            <text:p>92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966H3M47.000S" table:style-name="ce9">
            <text:p>14:03:47</text:p>
          </table:table-cell>
          <table:table-cell office:value-type="float" office:value="47.3" table:style-name="ce1">
            <text:p>47.3</text:p>
          </table:table-cell>
          <table:table-cell office:value-type="float" office:value="20.2" table:style-name="ce1">
            <text:p>20.2</text:p>
          </table:table-cell>
          <table:table-cell office:value-type="float" office:value="0" table:style-name="ce1">
            <text:p>0</text:p>
          </table:table-cell>
          <table:table-cell office:value-type="float" office:value="32.5" table:style-name="ce1">
            <text:p>32.5</text:p>
          </table:table-cell>
          <table:table-cell office:value-type="float" office:value="67.5" table:style-name="ce1">
            <text:p>67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966H4M17.000S" table:style-name="ce9">
            <text:p>14:04:17</text:p>
          </table:table-cell>
          <table:table-cell office:value-type="float" office:value="24.8" table:style-name="ce1">
            <text:p>24.8</text:p>
          </table:table-cell>
          <table:table-cell office:value-type="float" office:value="11.1" table:style-name="ce1">
            <text:p>11.1</text:p>
          </table:table-cell>
          <table:table-cell office:value-type="float" office:value="0" table:style-name="ce1">
            <text:p>0</text:p>
          </table:table-cell>
          <table:table-cell office:value-type="float" office:value="64.099999999999994" table:style-name="ce1">
            <text:p>64.1</text:p>
          </table:table-cell>
          <table:table-cell office:value-type="float" office:value="35.9" table:style-name="ce1">
            <text:p>35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966H4M47.000S" table:style-name="ce9">
            <text:p>14:04:47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966H5M17.000S" table:style-name="ce9">
            <text:p>14:05:17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966H5M47.000S" table:style-name="ce9">
            <text:p>14:05:47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4.512499999999999" table:style-name="ce1">
            <text:p>24.5125</text:p>
          </table:table-cell>
          <table:table-cell office:value-type="float" office:value="7.1875000000000009" table:style-name="ce1">
            <text:p>7.1875</text:p>
          </table:table-cell>
          <table:table-cell office:value-type="float" office:value="0" table:style-name="ce1">
            <text:p>0</text:p>
          </table:table-cell>
          <table:table-cell office:value-type="float" office:value="68.287499999999994" table:style-name="ce1">
            <text:p>68.2875</text:p>
          </table:table-cell>
          <table:table-cell office:value-type="float" office:value="31.700000000000006" table:style-name="ce1">
            <text:p>31.7</text:p>
          </table:table-cell>
          <table:table-cell table:number-columns-repeated="16378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23.537499999999998" table:style-name="ce11">
            <text:p>23.5</text:p>
          </table:table-cell>
          <table:table-cell office:value-type="float" office:value="7.3374999999999986" table:style-name="ce11">
            <text:p>7.3</text:p>
          </table:table-cell>
          <table:table-cell office:value-type="float" office:value="2.5000000000000001E-2" table:style-name="ce11">
            <text:p>0.0</text:p>
          </table:table-cell>
          <table:table-cell office:value-type="float" office:value="69.099999999999994" table:style-name="ce11">
            <text:p>69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25.137499999999999" table:style-name="ce11">
            <text:p>25.1</text:p>
          </table:table-cell>
          <table:table-cell office:value-type="float" office:value="6.65" table:style-name="ce11">
            <text:p>6.7</text:p>
          </table:table-cell>
          <table:table-cell office:value-type="float" office:value="3.7500000000000006E-2" table:style-name="ce11">
            <text:p>0.0</text:p>
          </table:table-cell>
          <table:table-cell office:value-type="float" office:value="68.149999999999991" table:style-name="ce11">
            <text:p>68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25.049999999999997" table:style-name="ce11">
            <text:p>25.1</text:p>
          </table:table-cell>
          <table:table-cell office:value-type="float" office:value="7.4374999999999991" table:style-name="ce11">
            <text:p>7.4</text:p>
          </table:table-cell>
          <table:table-cell office:value-type="float" office:value="1.2500000000000001E-2" table:style-name="ce11">
            <text:p>0.0</text:p>
          </table:table-cell>
          <table:table-cell office:value-type="float" office:value="67.487499999999997" table:style-name="ce11">
            <text:p>67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24.75" table:style-name="ce11">
            <text:p>24.8</text:p>
          </table:table-cell>
          <table:table-cell office:value-type="float" office:value="7.3250000000000002" table:style-name="ce11">
            <text:p>7.3</text:p>
          </table:table-cell>
          <table:table-cell office:value-type="float" office:value="3.7500000000000006E-2" table:style-name="ce11">
            <text:p>0.0</text:p>
          </table:table-cell>
          <table:table-cell office:value-type="float" office:value="67.900000000000006" table:style-name="ce11">
            <text:p>67.9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2.09722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7.52778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2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3966H2M17.000S" table:style-name="ce9">
            <text:p>14:02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3966H2M47.000S" table:style-name="ce9">
            <text:p>14:02:47</text:p>
          </table:table-cell>
          <table:table-cell office:value-type="float" office:value="0" table:style-name="ce1">
            <text:p>0</text:p>
          </table:table-cell>
          <table:table-cell office:value-type="float" office:value="76.2" table:style-name="ce1">
            <text:p>76.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time" office:time-value="PT983966H3M17.000S" table:style-name="ce9">
            <text:p>14:03:17</text:p>
          </table:table-cell>
          <table:table-cell office:value-type="float" office:value="0" table:style-name="ce1">
            <text:p>0</text:p>
          </table:table-cell>
          <table:table-cell office:value-type="float" office:value="1366.4" table:style-name="ce1">
            <text:p>1366.4</text:p>
          </table:table-cell>
          <table:table-cell office:value-type="float" office:value="5.8" table:style-name="ce1">
            <text:p>5.8</text:p>
          </table:table-cell>
          <table:table-cell table:number-columns-repeated="16380"/>
        </table:table-row>
        <table:table-row table:style-name="ro1">
          <table:table-cell office:value-type="time" office:time-value="PT983966H3M47.000S" table:style-name="ce9">
            <text:p>14:03:47</text:p>
          </table:table-cell>
          <table:table-cell office:value-type="float" office:value="0" table:style-name="ce1">
            <text:p>0</text:p>
          </table:table-cell>
          <table:table-cell office:value-type="float" office:value="3200.6" table:style-name="ce1">
            <text:p>3200.6</text:p>
          </table:table-cell>
          <table:table-cell office:value-type="float" office:value="15.8" table:style-name="ce1">
            <text:p>15.8</text:p>
          </table:table-cell>
          <table:table-cell table:number-columns-repeated="16380"/>
        </table:table-row>
        <table:table-row table:style-name="ro1">
          <table:table-cell office:value-type="time" office:time-value="PT983966H4M17.000S" table:style-name="ce9">
            <text:p>14:04:17</text:p>
          </table:table-cell>
          <table:table-cell office:value-type="float" office:value="0" table:style-name="ce1">
            <text:p>0</text:p>
          </table:table-cell>
          <table:table-cell office:value-type="float" office:value="519.20000000000005" table:style-name="ce1">
            <text:p>519.2</text:p>
          </table:table-cell>
          <table:table-cell office:value-type="float" office:value="5.6" table:style-name="ce1">
            <text:p>5.6</text:p>
          </table:table-cell>
          <table:table-cell table:number-columns-repeated="16380"/>
        </table:table-row>
        <table:table-row table:style-name="ro1">
          <table:table-cell office:value-type="time" office:time-value="PT983966H4M47.000S" table:style-name="ce9">
            <text:p>14:04:47</text:p>
          </table:table-cell>
          <table:table-cell office:value-type="float" office:value="0" table:style-name="ce1">
            <text:p>0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2.4" table:style-name="ce1">
            <text:p>2.4</text:p>
          </table:table-cell>
          <table:table-cell table:number-columns-repeated="16380"/>
        </table:table-row>
        <table:table-row table:style-name="ro1">
          <table:table-cell office:value-type="time" office:time-value="PT983966H5M17.000S" table:style-name="ce9">
            <text:p>14:05:17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.2" table:style-name="ce1">
            <text:p>1.2</text:p>
          </table:table-cell>
          <table:table-cell table:number-columns-repeated="16380"/>
        </table:table-row>
        <table:table-row table:style-name="ro1">
          <table:table-cell office:value-type="time" office:time-value="PT983966H5M47.000S" table:style-name="ce9">
            <text:p>14:05:47</text:p>
          </table:table-cell>
          <table:table-cell office:value-type="float" office:value="0" table:style-name="ce1">
            <text:p>0</text:p>
          </table:table-cell>
          <table:table-cell office:value-type="float" office:value="2.4" table:style-name="ce1">
            <text:p>2.4</text:p>
          </table:table-cell>
          <table:table-cell office:value-type="float" office:value="0.4" table:style-name="ce1">
            <text:p>0.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9)" table:style-name="ce8">
            <text:p>0.0</text:p>
          </table:table-cell>
          <table:table-cell office:value-type="float" office:value="648.52499999999986" table:formula="msoxl:=AVERAGE(C2:C9)" table:style-name="ce8">
            <text:p>648.5</text:p>
          </table:table-cell>
          <table:table-cell office:value-type="float" office:value="4.4000000000000004" table:formula="msoxl:=AVERAGE(D2:D9)" table:style-name="ce8">
            <text:p>4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1=0,0,MAX(SUMPRODUCT(B2:B9,B2:B9)/SUM(B2:B9)-B11,0))" table:style-name="ce8">
            <text:p>0.0</text:p>
          </table:table-cell>
          <table:table-cell office:value-type="float" office:value="1738.9376498592967" table:formula="msoxl:=IF(C11=0,0,MAX(SUMPRODUCT(C2:C9,C2:C9)/SUM(C2:C9)-C11,0))" table:style-name="ce8">
            <text:p>1738.9</text:p>
          </table:table-cell>
          <table:table-cell office:value-type="float" office:value="5.202272727272728" table:formula="msoxl:=IF(D11=0,0,MAX(SUMPRODUCT(D2:D9,D2:D9)/SUM(D2:D9)-D11,0))" table:style-name="ce8">
            <text:p>5.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9)-B11-B12)" table:style-name="ce8">
            <text:p>0.0</text:p>
          </table:table-cell>
          <table:table-cell office:value-type="float" office:value="813.13735014070312" table:formula="msoxl:=ABS(MAX(C2:C9)-C11-C12)" table:style-name="ce8">
            <text:p>813.1</text:p>
          </table:table-cell>
          <table:table-cell office:value-type="float" office:value="6.1977272727272723" table:formula="msoxl:=ABS(MAX(D2:D9)-D11-D12)" table:style-name="ce8">
            <text:p>6.2</text:p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2.09722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7.52778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966H2M17.000S" table:style-name="ce9">
            <text:p>14:02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66H2M47.000S" table:style-name="ce9">
            <text:p>14:02:47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8.799999999999997" table:style-name="ce1">
            <text:p>38.8</text:p>
          </table:table-cell>
          <table:table-cell table:number-columns-repeated="16128"/>
        </table:table-row>
        <table:table-row table:style-name="ro1">
          <table:table-cell office:value-type="time" office:time-value="PT983966H3M17.000S" table:style-name="ce9">
            <text:p>14:03:17</text:p>
          </table:table-cell>
          <table:table-cell office:value-type="float" office:value="232.9" table:style-name="ce1">
            <text:p>232.9</text:p>
          </table:table-cell>
          <table:table-cell office:value-type="float" office:value="232.9" table:style-name="ce1">
            <text:p>232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65.8" table:style-name="ce1">
            <text:p>465.8</text:p>
          </table:table-cell>
          <table:table-cell table:number-columns-repeated="16128"/>
        </table:table-row>
        <table:table-row table:style-name="ro1">
          <table:table-cell office:value-type="time" office:time-value="PT983966H3M47.000S" table:style-name="ce9">
            <text:p>14:03:47</text:p>
          </table:table-cell>
          <table:table-cell office:value-type="float" office:value="202.6" table:style-name="ce1">
            <text:p>202.6</text:p>
          </table:table-cell>
          <table:table-cell office:value-type="float" office:value="202.6" table:style-name="ce1">
            <text:p>202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05.2" table:style-name="ce1">
            <text:p>405.2</text:p>
          </table:table-cell>
          <table:table-cell table:number-columns-repeated="16128"/>
        </table:table-row>
        <table:table-row table:style-name="ro1">
          <table:table-cell office:value-type="time" office:time-value="PT983966H4M17.000S" table:style-name="ce9">
            <text:p>14:04:17</text:p>
          </table:table-cell>
          <table:table-cell office:value-type="float" office:value="93.8" table:style-name="ce1">
            <text:p>93.8</text:p>
          </table:table-cell>
          <table:table-cell office:value-type="float" office:value="93.8" table:style-name="ce1">
            <text:p>9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7.6" table:style-name="ce1">
            <text:p>187.6</text:p>
          </table:table-cell>
          <table:table-cell table:number-columns-repeated="16128"/>
        </table:table-row>
        <table:table-row table:style-name="ro1">
          <table:table-cell office:value-type="time" office:time-value="PT983966H4M47.000S" table:style-name="ce9">
            <text:p>14:04:47</text:p>
          </table:table-cell>
          <table:table-cell office:value-type="float" office:value="7.9" table:style-name="ce1">
            <text:p>7.9</text:p>
          </table:table-cell>
          <table:table-cell office:value-type="float" office:value="7.9" table:style-name="ce1">
            <text:p>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.8" table:style-name="ce1">
            <text:p>15.8</text:p>
          </table:table-cell>
          <table:table-cell table:number-columns-repeated="16128"/>
        </table:table-row>
        <table:table-row table:style-name="ro1">
          <table:table-cell office:value-type="time" office:time-value="PT983966H5M17.000S" table:style-name="ce9">
            <text:p>14:05:1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" table:style-name="ce1">
            <text:p>8</text:p>
          </table:table-cell>
          <table:table-cell table:number-columns-repeated="16128"/>
        </table:table-row>
        <table:table-row table:style-name="ro1">
          <table:table-cell office:value-type="time" office:time-value="PT983966H5M47.000S" table:style-name="ce9">
            <text:p>14:05:47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" table:style-name="ce1">
            <text:p>1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70.824999999999989" table:formula="msoxl:=AVERAGE(B2:B9)" table:style-name="ce8">
            <text:p>70.8</text:p>
          </table:table-cell>
          <table:table-cell office:value-type="float" office:value="70.824999999999989" table:formula="msoxl:=AVERAGE(C2:C9)" table:style-name="ce8">
            <text:p>70.8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13.74679668196262" table:formula="msoxl:=IF(B11=0,0,MAX(SUMPRODUCT(B2:B9,B2:B9)/SUM(B2:B9)-B11,0))" table:style-name="ce8">
            <text:p>113.7</text:p>
          </table:table-cell>
          <table:table-cell office:value-type="float" office:value="113.74679668196262" table:formula="msoxl:=IF(C11=0,0,MAX(SUMPRODUCT(C2:C9,C2:C9)/SUM(C2:C9)-C11,0))" table:style-name="ce8">
            <text:p>113.7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8.328203318037396" table:formula="msoxl:=ABS(MAX(B2:B9)-B11-B12)" table:style-name="ce8">
            <text:p>48.3</text:p>
          </table:table-cell>
          <table:table-cell office:value-type="float" office:value="48.328203318037396" table:formula="msoxl:=ABS(MAX(C2:C9)-C11-C12)" table:style-name="ce8">
            <text:p>48.3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84.57179668196261" table:formula="msoxl:=B11+ B12" table:style-name="ce8">
            <text:p>184.6</text:p>
          </table:table-cell>
          <table:table-cell office:value-type="float" office:value="184.57179668196261" table:formula="msoxl:=C11+ C12" table:style-name="ce8">
            <text:p>184.6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2.09722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7.52778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966H2M17.000S" table:style-name="ce9">
            <text:p>14:02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66H2M47.000S" table:style-name="ce9">
            <text:p>14:02:47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office:value-type="time" office:time-value="PT983966H3M17.000S" table:style-name="ce9">
            <text:p>14:03:17</text:p>
          </table:table-cell>
          <table:table-cell office:value-type="float" office:value="3.8" table:style-name="ce1">
            <text:p>3.8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6" table:style-name="ce1">
            <text:p>7.6</text:p>
          </table:table-cell>
          <table:table-cell table:number-columns-repeated="16128"/>
        </table:table-row>
        <table:table-row table:style-name="ro1">
          <table:table-cell office:value-type="time" office:time-value="PT983966H3M47.000S" table:style-name="ce9">
            <text:p>14:03:47</text:p>
          </table:table-cell>
          <table:table-cell office:value-type="float" office:value="3.9" table:style-name="ce1">
            <text:p>3.9</text:p>
          </table:table-cell>
          <table:table-cell office:value-type="float" office:value="3.9" table:style-name="ce1">
            <text:p>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8" table:style-name="ce1">
            <text:p>7.8</text:p>
          </table:table-cell>
          <table:table-cell table:number-columns-repeated="16128"/>
        </table:table-row>
        <table:table-row table:style-name="ro1">
          <table:table-cell office:value-type="time" office:time-value="PT983966H4M17.000S" table:style-name="ce9">
            <text:p>14:04:17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office:value-type="time" office:time-value="PT983966H4M47.000S" table:style-name="ce9">
            <text:p>14:04:47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3966H5M17.000S" table:style-name="ce9">
            <text:p>14:05:17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3966H5M47.000S" table:style-name="ce9">
            <text:p>14:05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2624999999999997" table:formula="msoxl:=AVERAGE(B2:B9)" table:style-name="ce8">
            <text:p>1.3</text:p>
          </table:table-cell>
          <table:table-cell office:value-type="float" office:value="1.2624999999999997" table:formula="msoxl:=AVERAGE(C2:C9)" table:style-name="ce8">
            <text:p>1.3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9365099009900995" table:formula="msoxl:=IF(B11=0,0,MAX(SUMPRODUCT(B2:B9,B2:B9)/SUM(B2:B9)-B11,0))" table:style-name="ce8">
            <text:p>1.9</text:p>
          </table:table-cell>
          <table:table-cell office:value-type="float" office:value="1.9365099009900995" table:formula="msoxl:=IF(C11=0,0,MAX(SUMPRODUCT(C2:C9,C2:C9)/SUM(C2:C9)-C11,0))" table:style-name="ce8">
            <text:p>1.9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70099009900990072" table:formula="msoxl:=ABS(MAX(B2:B9)-B11-B12)" table:style-name="ce8">
            <text:p>0.7</text:p>
          </table:table-cell>
          <table:table-cell office:value-type="float" office:value="0.70099009900990072" table:formula="msoxl:=ABS(MAX(C2:C9)-C11-C12)" table:style-name="ce8">
            <text:p>0.7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.1990099009900992" table:formula="msoxl:=B11+ B12" table:style-name="ce8">
            <text:p>3.2</text:p>
          </table:table-cell>
          <table:table-cell office:value-type="float" office:value="3.1990099009900992" table:formula="msoxl:=C11+ C12" table:style-name="ce8">
            <text:p>3.2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2.09722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7.52778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966H2M17.000S" table:style-name="ce9">
            <text:p>14:02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66H2M47.000S" table:style-name="ce9">
            <text:p>14:02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66H3M17.000S" table:style-name="ce9">
            <text:p>14:03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66H3M47.000S" table:style-name="ce9">
            <text:p>14:03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66H4M17.000S" table:style-name="ce9">
            <text:p>14:04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66H4M47.000S" table:style-name="ce9">
            <text:p>14:04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66H5M17.000S" table:style-name="ce9">
            <text:p>14:05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66H5M47.000S" table:style-name="ce9">
            <text:p>14:05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9)" table:style-name="ce8">
            <text:p>0.0</text:p>
          </table:table-cell>
          <table:table-cell office:value-type="float" office:value="0" table:formula="msoxl:=AVERAGE(C2:C9)" table:style-name="ce8">
            <text:p>0.0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1=0,0,MAX(SUMPRODUCT(B2:B9,B2:B9)/SUM(B2:B9)-B11,0))" table:style-name="ce8">
            <text:p>0.0</text:p>
          </table:table-cell>
          <table:table-cell office:value-type="float" office:value="0" table:formula="msoxl:=IF(C11=0,0,MAX(SUMPRODUCT(C2:C9,C2:C9)/SUM(C2:C9)-C11,0))" table:style-name="ce8">
            <text:p>0.0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9)-B11-B12)" table:style-name="ce8">
            <text:p>0.0</text:p>
          </table:table-cell>
          <table:table-cell office:value-type="float" office:value="0" table:formula="msoxl:=ABS(MAX(C2:C9)-C11-C12)" table:style-name="ce8">
            <text:p>0.0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11+ B12" table:style-name="ce8">
            <text:p>0.0</text:p>
          </table:table-cell>
          <table:table-cell office:value-type="float" office:value="0" table:formula="msoxl:=C11+ C12" table:style-name="ce8">
            <text:p>0.0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2.09722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7.52778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966H2M17.000S" table:style-name="ce9">
            <text:p>14:02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66H2M47.000S" table:style-name="ce9">
            <text:p>14:02:47</text:p>
          </table:table-cell>
          <table:table-cell office:value-type="float" office:value="38.1" table:style-name="ce1">
            <text:p>38.1</text:p>
          </table:table-cell>
          <table:table-cell office:value-type="float" office:value="38.1" table:style-name="ce1">
            <text:p>3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6.2" table:style-name="ce1">
            <text:p>76.2</text:p>
          </table:table-cell>
          <table:table-cell table:number-columns-repeated="16128"/>
        </table:table-row>
        <table:table-row table:style-name="ro1">
          <table:table-cell office:value-type="time" office:time-value="PT983966H3M17.000S" table:style-name="ce9">
            <text:p>14:03:17</text:p>
          </table:table-cell>
          <table:table-cell office:value-type="float" office:value="683.2" table:style-name="ce1">
            <text:p>683.2</text:p>
          </table:table-cell>
          <table:table-cell office:value-type="float" office:value="683.2" table:style-name="ce1">
            <text:p>68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66.4" table:style-name="ce1">
            <text:p>1366.4</text:p>
          </table:table-cell>
          <table:table-cell table:number-columns-repeated="16128"/>
        </table:table-row>
        <table:table-row table:style-name="ro1">
          <table:table-cell office:value-type="time" office:time-value="PT983966H3M47.000S" table:style-name="ce9">
            <text:p>14:03:47</text:p>
          </table:table-cell>
          <table:table-cell office:value-type="float" office:value="1600.3" table:style-name="ce1">
            <text:p>1600.3</text:p>
          </table:table-cell>
          <table:table-cell office:value-type="float" office:value="1600.3" table:style-name="ce1">
            <text:p>160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200.6" table:style-name="ce1">
            <text:p>3200.6</text:p>
          </table:table-cell>
          <table:table-cell table:number-columns-repeated="16128"/>
        </table:table-row>
        <table:table-row table:style-name="ro1">
          <table:table-cell office:value-type="time" office:time-value="PT983966H4M17.000S" table:style-name="ce9">
            <text:p>14:04:17</text:p>
          </table:table-cell>
          <table:table-cell office:value-type="float" office:value="259.60000000000002" table:style-name="ce1">
            <text:p>259.6</text:p>
          </table:table-cell>
          <table:table-cell office:value-type="float" office:value="259.60000000000002" table:style-name="ce1">
            <text:p>259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19.20000000000005" table:style-name="ce1">
            <text:p>519.2</text:p>
          </table:table-cell>
          <table:table-cell table:number-columns-repeated="16128"/>
        </table:table-row>
        <table:table-row table:style-name="ro1">
          <table:table-cell office:value-type="time" office:time-value="PT983966H4M47.000S" table:style-name="ce9">
            <text:p>14:04:47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.399999999999999" table:style-name="ce1">
            <text:p>18.4</text:p>
          </table:table-cell>
          <table:table-cell table:number-columns-repeated="16128"/>
        </table:table-row>
        <table:table-row table:style-name="ro1">
          <table:table-cell office:value-type="time" office:time-value="PT983966H5M17.000S" table:style-name="ce9">
            <text:p>14:05:17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" table:style-name="ce1">
            <text:p>5</text:p>
          </table:table-cell>
          <table:table-cell table:number-columns-repeated="16128"/>
        </table:table-row>
        <table:table-row table:style-name="ro1">
          <table:table-cell office:value-type="time" office:time-value="PT983966H5M47.000S" table:style-name="ce9">
            <text:p>14:05:47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4" table:style-name="ce1">
            <text:p>2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24.26249999999993" table:formula="msoxl:=AVERAGE(B2:B9)" table:style-name="ce8">
            <text:p>324.3</text:p>
          </table:table-cell>
          <table:table-cell office:value-type="float" office:value="324.26249999999993" table:formula="msoxl:=AVERAGE(C2:C9)" table:style-name="ce8">
            <text:p>324.3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69.46882492964835" table:formula="msoxl:=IF(B11=0,0,MAX(SUMPRODUCT(B2:B9,B2:B9)/SUM(B2:B9)-B11,0))" table:style-name="ce8">
            <text:p>869.5</text:p>
          </table:table-cell>
          <table:table-cell office:value-type="float" office:value="869.46882492964835" table:formula="msoxl:=IF(C11=0,0,MAX(SUMPRODUCT(C2:C9,C2:C9)/SUM(C2:C9)-C11,0))" table:style-name="ce8">
            <text:p>869.5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06.56867507035156" table:formula="msoxl:=ABS(MAX(B2:B9)-B11-B12)" table:style-name="ce8">
            <text:p>406.6</text:p>
          </table:table-cell>
          <table:table-cell office:value-type="float" office:value="406.56867507035156" table:formula="msoxl:=ABS(MAX(C2:C9)-C11-C12)" table:style-name="ce8">
            <text:p>406.6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193.7313249296483" table:formula="msoxl:=B11+ B12" table:style-name="ce8">
            <text:p>1193.7</text:p>
          </table:table-cell>
          <table:table-cell office:value-type="float" office:value="1193.7313249296483" table:formula="msoxl:=C11+ C12" table:style-name="ce8">
            <text:p>1193.7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2.09722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7.52778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966H2M17.000S" table:style-name="ce9">
            <text:p>14:02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66H2M47.000S" table:style-name="ce9">
            <text:p>14:02:4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" table:style-name="ce1">
            <text:p>4</text:p>
          </table:table-cell>
          <table:table-cell table:number-columns-repeated="16128"/>
        </table:table-row>
        <table:table-row table:style-name="ro1">
          <table:table-cell office:value-type="time" office:time-value="PT983966H3M17.000S" table:style-name="ce9">
            <text:p>14:03:17</text:p>
          </table:table-cell>
          <table:table-cell office:value-type="float" office:value="2.9" table:style-name="ce1">
            <text:p>2.9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8" table:style-name="ce1">
            <text:p>5.8</text:p>
          </table:table-cell>
          <table:table-cell table:number-columns-repeated="16128"/>
        </table:table-row>
        <table:table-row table:style-name="ro1">
          <table:table-cell office:value-type="time" office:time-value="PT983966H3M47.000S" table:style-name="ce9">
            <text:p>14:03:47</text:p>
          </table:table-cell>
          <table:table-cell office:value-type="float" office:value="7.9" table:style-name="ce1">
            <text:p>7.9</text:p>
          </table:table-cell>
          <table:table-cell office:value-type="float" office:value="7.9" table:style-name="ce1">
            <text:p>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.8" table:style-name="ce1">
            <text:p>15.8</text:p>
          </table:table-cell>
          <table:table-cell table:number-columns-repeated="16128"/>
        </table:table-row>
        <table:table-row table:style-name="ro1">
          <table:table-cell office:value-type="time" office:time-value="PT983966H4M17.000S" table:style-name="ce9">
            <text:p>14:04:17</text:p>
          </table:table-cell>
          <table:table-cell office:value-type="float" office:value="2.8" table:style-name="ce1">
            <text:p>2.8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6" table:style-name="ce1">
            <text:p>5.6</text:p>
          </table:table-cell>
          <table:table-cell table:number-columns-repeated="16128"/>
        </table:table-row>
        <table:table-row table:style-name="ro1">
          <table:table-cell office:value-type="time" office:time-value="PT983966H4M47.000S" table:style-name="ce9">
            <text:p>14:04:47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4" table:style-name="ce1">
            <text:p>2.4</text:p>
          </table:table-cell>
          <table:table-cell table:number-columns-repeated="16128"/>
        </table:table-row>
        <table:table-row table:style-name="ro1">
          <table:table-cell office:value-type="time" office:time-value="PT983966H5M17.000S" table:style-name="ce9">
            <text:p>14:05:17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office:value-type="time" office:time-value="PT983966H5M47.000S" table:style-name="ce9">
            <text:p>14:05:47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2000000000000002" table:formula="msoxl:=AVERAGE(B2:B9)" table:style-name="ce8">
            <text:p>2.2</text:p>
          </table:table-cell>
          <table:table-cell office:value-type="float" office:value="2.2000000000000002" table:formula="msoxl:=AVERAGE(C2:C9)" table:style-name="ce8">
            <text:p>2.2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601136363636364" table:formula="msoxl:=IF(B11=0,0,MAX(SUMPRODUCT(B2:B9,B2:B9)/SUM(B2:B9)-B11,0))" table:style-name="ce8">
            <text:p>2.6</text:p>
          </table:table-cell>
          <table:table-cell office:value-type="float" office:value="2.601136363636364" table:formula="msoxl:=IF(C11=0,0,MAX(SUMPRODUCT(C2:C9,C2:C9)/SUM(C2:C9)-C11,0))" table:style-name="ce8">
            <text:p>2.6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.0988636363636362" table:formula="msoxl:=ABS(MAX(B2:B9)-B11-B12)" table:style-name="ce8">
            <text:p>3.1</text:p>
          </table:table-cell>
          <table:table-cell office:value-type="float" office:value="3.0988636363636362" table:formula="msoxl:=ABS(MAX(C2:C9)-C11-C12)" table:style-name="ce8">
            <text:p>3.1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4.8011363636363642" table:formula="msoxl:=B11+ B12" table:style-name="ce8">
            <text:p>4.8</text:p>
          </table:table-cell>
          <table:table-cell office:value-type="float" office:value="4.8011363636363642" table:formula="msoxl:=C11+ C12" table:style-name="ce8">
            <text:p>4.8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2.09722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3966H2M17.000S" table:style-name="ce9">
            <text:p>14:02:17</text:p>
          </table:table-cell>
          <table:table-cell office:value-type="float" office:value="56.4" table:style-name="ce1">
            <text:p>5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66H2M47.000S" table:style-name="ce9">
            <text:p>14:02:47</text:p>
          </table:table-cell>
          <table:table-cell office:value-type="float" office:value="56.7" table:style-name="ce1">
            <text:p>5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66H3M17.000S" table:style-name="ce9">
            <text:p>14:03:17</text:p>
          </table:table-cell>
          <table:table-cell office:value-type="float" office:value="56.7" table:style-name="ce1">
            <text:p>5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66H3M47.000S" table:style-name="ce9">
            <text:p>14:03:47</text:p>
          </table:table-cell>
          <table:table-cell office:value-type="float" office:value="56.9" table:style-name="ce1">
            <text:p>5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66H4M17.000S" table:style-name="ce9">
            <text:p>14:04:17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66H4M47.000S" table:style-name="ce9">
            <text:p>14:04:47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66H5M17.000S" table:style-name="ce9">
            <text:p>14:05:17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66H5M47.000S" table:style-name="ce9">
            <text:p>14:05:47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587500000000006" table:formula="msoxl:=AVERAGE(B2:B9)" table:style-name="ce8">
            <text:p>56.6</text:p>
          </table:table-cell>
          <table:table-cell office:value-type="float" office:value="0" table:formula="msoxl:=AVERAGE(C2:C9)" table:style-name="ce8">
            <text:p>0.0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office:value-type="float" office:value="0" table:formula="msoxl:=AVERAGE(F2:F9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.1694278770876281E-4" table:formula="msoxl:=IF(B11=0,0,MAX(SUMPRODUCT(B2:B9,B2:B9)/SUM(B2:B9)-B11,0))" table:style-name="ce8">
            <text:p>0.0</text:p>
          </table:table-cell>
          <table:table-cell office:value-type="float" office:value="0" table:formula="msoxl:=IF(C11=0,0,MAX(SUMPRODUCT(C2:C9,C2:C9)/SUM(C2:C9)-C11,0))" table:style-name="ce8">
            <text:p>0.0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office:value-type="float" office:value="0" table:formula="msoxl:=IF(F11=0,0,MAX(SUMPRODUCT(F2:F9,F2:F9)/SUM(F2:F9)-F11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31208305721228413" table:formula="msoxl:=ABS(MAX(B2:B9)-B11-B12)" table:style-name="ce8">
            <text:p>0.3</text:p>
          </table:table-cell>
          <table:table-cell office:value-type="float" office:value="0" table:formula="msoxl:=ABS(MAX(C2:C9)-C11-C12)" table:style-name="ce8">
            <text:p>0.0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office:value-type="float" office:value="0" table:formula="msoxl:=ABS(MAX(F2:F9)-F11-F12)" table:style-name="ce8">
            <text:p>0.0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2.09722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7.52778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2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3966H2M17.000S" table:style-name="ce9">
            <text:p>14:02:1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43" table:style-name="ce1">
            <text:p>4343</text:p>
          </table:table-cell>
          <table:table-cell office:value-type="float" office:value="3637.5" table:style-name="ce1">
            <text:p>3637.5</text:p>
          </table:table-cell>
          <table:table-cell office:value-type="float" office:value="705.5" table:style-name="ce1">
            <text:p>705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5" table:style-name="ce1">
            <text:p>685</text:p>
          </table:table-cell>
          <table:table-cell office:value-type="float" office:value="2462.1999999999998" table:style-name="ce1">
            <text:p>2462.2</text:p>
          </table:table-cell>
          <table:table-cell office:value-type="float" office:value="-1" table:style-name="ce1">
            <text:p>-1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208.8" table:style-name="ce1">
            <text:p>208.8</text:p>
          </table:table-cell>
          <table:table-cell table:number-columns-repeated="16368"/>
        </table:table-row>
        <table:table-row table:style-name="ro1">
          <table:table-cell office:value-type="time" office:time-value="PT983966H2M47.000S" table:style-name="ce9">
            <text:p>14:02:4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14.5" table:style-name="ce1">
            <text:p>4314.5</text:p>
          </table:table-cell>
          <table:table-cell office:value-type="float" office:value="3611.2" table:style-name="ce1">
            <text:p>3611.2</text:p>
          </table:table-cell>
          <table:table-cell office:value-type="float" office:value="703.3" table:style-name="ce1">
            <text:p>703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4.1" table:style-name="ce1">
            <text:p>704.1</text:p>
          </table:table-cell>
          <table:table-cell office:value-type="float" office:value="2475.9" table:style-name="ce1">
            <text:p>2475.9</text:p>
          </table:table-cell>
          <table:table-cell office:value-type="float" office:value="-1" table:style-name="ce1">
            <text:p>-1</text:p>
          </table:table-cell>
          <table:table-cell office:value-type="float" office:value="44.5" table:style-name="ce1">
            <text:p>44.5</text:p>
          </table:table-cell>
          <table:table-cell office:value-type="float" office:value="0" table:style-name="ce1">
            <text:p>0</text:p>
          </table:table-cell>
          <table:table-cell office:value-type="float" office:value="223.1" table:style-name="ce1">
            <text:p>223.1</text:p>
          </table:table-cell>
          <table:table-cell table:number-columns-repeated="16368"/>
        </table:table-row>
        <table:table-row table:style-name="ro1">
          <table:table-cell office:value-type="time" office:time-value="PT983966H3M17.000S" table:style-name="ce9">
            <text:p>14:03:1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88.1000000000004" table:style-name="ce1">
            <text:p>4288.1</text:p>
          </table:table-cell>
          <table:table-cell office:value-type="float" office:value="3585.3" table:style-name="ce1">
            <text:p>3585.3</text:p>
          </table:table-cell>
          <table:table-cell office:value-type="float" office:value="702.8" table:style-name="ce1">
            <text:p>702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7.5" table:style-name="ce1">
            <text:p>707.5</text:p>
          </table:table-cell>
          <table:table-cell office:value-type="float" office:value="2498.9" table:style-name="ce1">
            <text:p>2498.9</text:p>
          </table:table-cell>
          <table:table-cell office:value-type="float" office:value="-1" table:style-name="ce1">
            <text:p>-1</text:p>
          </table:table-cell>
          <table:table-cell office:value-type="float" office:value="44.5" table:style-name="ce1">
            <text:p>44.5</text:p>
          </table:table-cell>
          <table:table-cell office:value-type="float" office:value="0" table:style-name="ce1">
            <text:p>0</text:p>
          </table:table-cell>
          <table:table-cell office:value-type="float" office:value="225.6" table:style-name="ce1">
            <text:p>225.6</text:p>
          </table:table-cell>
          <table:table-cell table:number-columns-repeated="16368"/>
        </table:table-row>
        <table:table-row table:style-name="ro1">
          <table:table-cell office:value-type="time" office:time-value="PT983966H3M47.000S" table:style-name="ce9">
            <text:p>14:03:4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80.2" table:style-name="ce1">
            <text:p>4180.2</text:p>
          </table:table-cell>
          <table:table-cell office:value-type="float" office:value="3478" table:style-name="ce1">
            <text:p>3478</text:p>
          </table:table-cell>
          <table:table-cell office:value-type="float" office:value="702.2" table:style-name="ce1">
            <text:p>702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3.2" table:style-name="ce1">
            <text:p>723.2</text:p>
          </table:table-cell>
          <table:table-cell office:value-type="float" office:value="2609.8000000000002" table:style-name="ce1">
            <text:p>2609.8</text:p>
          </table:table-cell>
          <table:table-cell office:value-type="float" office:value="-1" table:style-name="ce1">
            <text:p>-1</text:p>
          </table:table-cell>
          <table:table-cell office:value-type="float" office:value="44.6" table:style-name="ce1">
            <text:p>44.6</text:p>
          </table:table-cell>
          <table:table-cell office:value-type="float" office:value="0" table:style-name="ce1">
            <text:p>0</text:p>
          </table:table-cell>
          <table:table-cell office:value-type="float" office:value="220.9" table:style-name="ce1">
            <text:p>220.9</text:p>
          </table:table-cell>
          <table:table-cell table:number-columns-repeated="16368"/>
        </table:table-row>
        <table:table-row table:style-name="ro1">
          <table:table-cell office:value-type="time" office:time-value="PT983966H4M17.000S" table:style-name="ce9">
            <text:p>14:04:1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15" table:style-name="ce1">
            <text:p>4215</text:p>
          </table:table-cell>
          <table:table-cell office:value-type="float" office:value="3512.5" table:style-name="ce1">
            <text:p>3512.5</text:p>
          </table:table-cell>
          <table:table-cell office:value-type="float" office:value="702.4" table:style-name="ce1">
            <text:p>702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8.1" table:style-name="ce1">
            <text:p>688.1</text:p>
          </table:table-cell>
          <table:table-cell office:value-type="float" office:value="2584.1999999999998" table:style-name="ce1">
            <text:p>2584.2</text:p>
          </table:table-cell>
          <table:table-cell office:value-type="float" office:value="-1" table:style-name="ce1">
            <text:p>-1</text:p>
          </table:table-cell>
          <table:table-cell office:value-type="float" office:value="44.6" table:style-name="ce1">
            <text:p>44.6</text:p>
          </table:table-cell>
          <table:table-cell office:value-type="float" office:value="0" table:style-name="ce1">
            <text:p>0</text:p>
          </table:table-cell>
          <table:table-cell office:value-type="float" office:value="211.6" table:style-name="ce1">
            <text:p>211.6</text:p>
          </table:table-cell>
          <table:table-cell table:number-columns-repeated="16368"/>
        </table:table-row>
        <table:table-row table:style-name="ro1">
          <table:table-cell office:value-type="time" office:time-value="PT983966H4M47.000S" table:style-name="ce9">
            <text:p>14:04:4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15.1000000000004" table:style-name="ce1">
            <text:p>4215.1</text:p>
          </table:table-cell>
          <table:table-cell office:value-type="float" office:value="3512.5" table:style-name="ce1">
            <text:p>3512.5</text:p>
          </table:table-cell>
          <table:table-cell office:value-type="float" office:value="702.6" table:style-name="ce1">
            <text:p>702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8.1" table:style-name="ce1">
            <text:p>688.1</text:p>
          </table:table-cell>
          <table:table-cell office:value-type="float" office:value="2584.1999999999998" table:style-name="ce1">
            <text:p>2584.2</text:p>
          </table:table-cell>
          <table:table-cell office:value-type="float" office:value="-1" table:style-name="ce1">
            <text:p>-1</text:p>
          </table:table-cell>
          <table:table-cell office:value-type="float" office:value="44.7" table:style-name="ce1">
            <text:p>44.7</text:p>
          </table:table-cell>
          <table:table-cell office:value-type="float" office:value="0" table:style-name="ce1">
            <text:p>0</text:p>
          </table:table-cell>
          <table:table-cell office:value-type="float" office:value="211.6" table:style-name="ce1">
            <text:p>211.6</text:p>
          </table:table-cell>
          <table:table-cell table:number-columns-repeated="16368"/>
        </table:table-row>
        <table:table-row table:style-name="ro1">
          <table:table-cell office:value-type="time" office:time-value="PT983966H5M17.000S" table:style-name="ce9">
            <text:p>14:05:1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15.1000000000004" table:style-name="ce1">
            <text:p>4215.1</text:p>
          </table:table-cell>
          <table:table-cell office:value-type="float" office:value="3512.5" table:style-name="ce1">
            <text:p>3512.5</text:p>
          </table:table-cell>
          <table:table-cell office:value-type="float" office:value="702.6" table:style-name="ce1">
            <text:p>702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8.1" table:style-name="ce1">
            <text:p>688.1</text:p>
          </table:table-cell>
          <table:table-cell office:value-type="float" office:value="2584.1999999999998" table:style-name="ce1">
            <text:p>2584.2</text:p>
          </table:table-cell>
          <table:table-cell office:value-type="float" office:value="-1" table:style-name="ce1">
            <text:p>-1</text:p>
          </table:table-cell>
          <table:table-cell office:value-type="float" office:value="44.7" table:style-name="ce1">
            <text:p>44.7</text:p>
          </table:table-cell>
          <table:table-cell office:value-type="float" office:value="0" table:style-name="ce1">
            <text:p>0</text:p>
          </table:table-cell>
          <table:table-cell office:value-type="float" office:value="211.6" table:style-name="ce1">
            <text:p>211.6</text:p>
          </table:table-cell>
          <table:table-cell table:number-columns-repeated="16368"/>
        </table:table-row>
        <table:table-row table:style-name="ro1">
          <table:table-cell office:value-type="time" office:time-value="PT983966H5M47.000S" table:style-name="ce9">
            <text:p>14:05:4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15.1000000000004" table:style-name="ce1">
            <text:p>4215.1</text:p>
          </table:table-cell>
          <table:table-cell office:value-type="float" office:value="3512.5" table:style-name="ce1">
            <text:p>3512.5</text:p>
          </table:table-cell>
          <table:table-cell office:value-type="float" office:value="702.6" table:style-name="ce1">
            <text:p>702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8.1" table:style-name="ce1">
            <text:p>688.1</text:p>
          </table:table-cell>
          <table:table-cell office:value-type="float" office:value="2584.1999999999998" table:style-name="ce1">
            <text:p>2584.2</text:p>
          </table:table-cell>
          <table:table-cell office:value-type="float" office:value="-1" table:style-name="ce1">
            <text:p>-1</text:p>
          </table:table-cell>
          <table:table-cell office:value-type="float" office:value="44.7" table:style-name="ce1">
            <text:p>44.7</text:p>
          </table:table-cell>
          <table:table-cell office:value-type="float" office:value="0" table:style-name="ce1">
            <text:p>0</text:p>
          </table:table-cell>
          <table:table-cell office:value-type="float" office:value="211.7" table:style-name="ce1">
            <text:p>211.7</text:p>
          </table:table-cell>
          <table:table-cell table:number-columns-repeated="16368"/>
        </table:table-row>
        <table:table-row table:number-rows-repeated="1048567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2.09722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7.52778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95833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2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3966H2M17.000S" table:style-name="ce9">
            <text:p>14:02:17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89999999999999991" table:style-name="ce1">
            <text:p>0.9</text:p>
          </table:table-cell>
          <table:table-cell office:value-type="float" office:value="0.7" table:style-name="ce1">
            <text:p>0.7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3966H2M47.000S" table:style-name="ce9">
            <text:p>14:02:47</text:p>
          </table:table-cell>
          <table:table-cell office:value-type="float" office:value="5406" table:style-name="ce1">
            <text:p>5406</text:p>
          </table:table-cell>
          <table:table-cell office:value-type="float" office:value="181.4" table:style-name="ce1">
            <text:p>181.4</text:p>
          </table:table-cell>
          <table:table-cell office:value-type="float" office:value="5406" table:style-name="ce1">
            <text:p>5406</text:p>
          </table:table-cell>
          <table:table-cell office:value-type="float" office:value="614" table:style-name="ce1">
            <text:p>614</text:p>
          </table:table-cell>
          <table:table-cell office:value-type="float" office:value="10812" table:style-name="ce1">
            <text:p>10812</text:p>
          </table:table-cell>
          <table:table-cell office:value-type="float" office:value="795.4" table:style-name="ce1">
            <text:p>795.4</text:p>
          </table:table-cell>
          <table:table-cell office:value-type="float" office:value="5587.4" table:style-name="ce1">
            <text:p>5587.4</text:p>
          </table:table-cell>
          <table:table-cell office:value-type="float" office:value="-6020" table:style-name="ce1">
            <text:p>-6020</text:p>
          </table:table-cell>
          <table:table-cell table:number-columns-repeated="16375"/>
        </table:table-row>
        <table:table-row table:style-name="ro1">
          <table:table-cell office:value-type="time" office:time-value="PT983966H3M17.000S" table:style-name="ce9">
            <text:p>14:03:17</text:p>
          </table:table-cell>
          <table:table-cell office:value-type="float" office:value="11448.5" table:style-name="ce1">
            <text:p>11448.5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11448.5" table:style-name="ce1">
            <text:p>11448.5</text:p>
          </table:table-cell>
          <table:table-cell office:value-type="float" office:value="152" table:style-name="ce1">
            <text:p>152</text:p>
          </table:table-cell>
          <table:table-cell office:value-type="float" office:value="22897" table:style-name="ce1">
            <text:p>22897</text:p>
          </table:table-cell>
          <table:table-cell office:value-type="float" office:value="156.6" table:style-name="ce1">
            <text:p>156.6</text:p>
          </table:table-cell>
          <table:table-cell office:value-type="float" office:value="11453.1" table:style-name="ce1">
            <text:p>11453.1</text:p>
          </table:table-cell>
          <table:table-cell office:value-type="float" office:value="-11600.5" table:style-name="ce1">
            <text:p>-11600.5</text:p>
          </table:table-cell>
          <table:table-cell table:number-columns-repeated="16375"/>
        </table:table-row>
        <table:table-row table:style-name="ro1">
          <table:table-cell office:value-type="time" office:time-value="PT983966H3M47.000S" table:style-name="ce9">
            <text:p>14:03:47</text:p>
          </table:table-cell>
          <table:table-cell office:value-type="float" office:value="3825.2" table:style-name="ce1">
            <text:p>3825.2</text:p>
          </table:table-cell>
          <table:table-cell office:value-type="float" office:value="58.1" table:style-name="ce1">
            <text:p>58.1</text:p>
          </table:table-cell>
          <table:table-cell office:value-type="float" office:value="3825.2" table:style-name="ce1">
            <text:p>3825.2</text:p>
          </table:table-cell>
          <table:table-cell office:value-type="float" office:value="1217.3" table:style-name="ce1">
            <text:p>1217.3</text:p>
          </table:table-cell>
          <table:table-cell office:value-type="float" office:value="7650.4" table:style-name="ce1">
            <text:p>7650.4</text:p>
          </table:table-cell>
          <table:table-cell office:value-type="float" office:value="1275.3999999999999" table:style-name="ce1">
            <text:p>1275.4</text:p>
          </table:table-cell>
          <table:table-cell office:value-type="float" office:value="3883.2999999999997" table:style-name="ce1">
            <text:p>3883.3</text:p>
          </table:table-cell>
          <table:table-cell office:value-type="float" office:value="-5042.5" table:style-name="ce1">
            <text:p>-5042.5</text:p>
          </table:table-cell>
          <table:table-cell table:number-columns-repeated="16375"/>
        </table:table-row>
        <table:table-row table:style-name="ro1">
          <table:table-cell office:value-type="time" office:time-value="PT983966H4M17.000S" table:style-name="ce9">
            <text:p>14:04:17</text:p>
          </table:table-cell>
          <table:table-cell office:value-type="float" office:value="3003.4" table:style-name="ce1">
            <text:p>3003.4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3003.4" table:style-name="ce1">
            <text:p>3003.4</text:p>
          </table:table-cell>
          <table:table-cell office:value-type="float" office:value="280.3" table:style-name="ce1">
            <text:p>280.3</text:p>
          </table:table-cell>
          <table:table-cell office:value-type="float" office:value="6006.8" table:style-name="ce1">
            <text:p>6006.8</text:p>
          </table:table-cell>
          <table:table-cell office:value-type="float" office:value="299.90000000000003" table:style-name="ce1">
            <text:p>299.9</text:p>
          </table:table-cell>
          <table:table-cell office:value-type="float" office:value="3023" table:style-name="ce1">
            <text:p>3023</text:p>
          </table:table-cell>
          <table:table-cell office:value-type="float" office:value="-3283.7000000000003" table:style-name="ce1">
            <text:p>-3283.7</text:p>
          </table:table-cell>
          <table:table-cell table:number-columns-repeated="16375"/>
        </table:table-row>
        <table:table-row table:style-name="ro1">
          <table:table-cell office:value-type="time" office:time-value="PT983966H4M47.000S" table:style-name="ce9">
            <text:p>14:04:47</text:p>
          </table:table-cell>
          <table:table-cell office:value-type="float" office:value="0.4" table:style-name="ce1">
            <text:p>0.4</text:p>
          </table:table-cell>
          <table:table-cell office:value-type="float" office:value="0.9" table:style-name="ce1">
            <text:p>0.9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office:value-type="float" office:value="1.3" table:style-name="ce1">
            <text:p>1.3</text:p>
          </table:table-cell>
          <table:table-cell office:value-type="float" office:value="-0.4" table:style-name="ce1">
            <text:p>-0.4</text:p>
          </table:table-cell>
          <table:table-cell table:number-columns-repeated="16375"/>
        </table:table-row>
        <table:table-row table:style-name="ro1">
          <table:table-cell office:value-type="time" office:time-value="PT983966H5M17.000S" table:style-name="ce9">
            <text:p>14:05:17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time" office:time-value="PT983966H5M47.000S" table:style-name="ce9">
            <text:p>14:05:47</text:p>
          </table:table-cell>
          <table:table-cell office:value-type="float" office:value="0.4" table:style-name="ce1">
            <text:p>0.4</text:p>
          </table:table-cell>
          <table:table-cell office:value-type="float" office:value="0.7" table:style-name="ce1">
            <text:p>0.7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7" table:style-name="ce1">
            <text:p>0.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4" table:style-name="ce1">
            <text:p>-0.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960.4875000000006" table:formula="msoxl:=AVERAGE(B2:B9)" table:style-name="ce8">
            <text:p>2960.5</text:p>
          </table:table-cell>
          <table:table-cell office:value-type="float" office:value="33.337499999999991" table:formula="msoxl:=AVERAGE(C2:C9)" table:style-name="ce8">
            <text:p>33.3</text:p>
          </table:table-cell>
          <table:table-cell office:value-type="float" office:value="2960.4875000000006" table:formula="msoxl:=AVERAGE(D2:D9)" table:style-name="ce8">
            <text:p>2960.5</text:p>
          </table:table-cell>
          <table:table-cell office:value-type="float" office:value="282.97500000000002" table:formula="msoxl:=AVERAGE(E2:E9)" table:style-name="ce8">
            <text:p>283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806.2044371387292" table:formula="msoxl:=IF(B11=0,0,MAX(SUMPRODUCT(B2:B9,B2:B9)/SUM(B2:B9)-B11,0))" table:style-name="ce8">
            <text:p>4806.2</text:p>
          </table:table-cell>
          <table:table-cell office:value-type="float" office:value="104.22969160104991" table:formula="msoxl:=IF(C11=0,0,MAX(SUMPRODUCT(C2:C9,C2:C9)/SUM(C2:C9)-C11,0))" table:style-name="ce8">
            <text:p>104.2</text:p>
          </table:table-cell>
          <table:table-cell office:value-type="float" office:value="4806.2044371387292" table:formula="msoxl:=IF(D11=0,0,MAX(SUMPRODUCT(D2:D9,D2:D9)/SUM(D2:D9)-D11,0))" table:style-name="ce8">
            <text:p>4806.2</text:p>
          </table:table-cell>
          <table:table-cell office:value-type="float" office:value="583.04117634066597" table:formula="msoxl:=IF(E11=0,0,MAX(SUMPRODUCT(E2:E9,E2:E9)/SUM(E2:E9)-E11,0))" table:style-name="ce8">
            <text:p>583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681.8080628612697" table:formula="msoxl:=ABS(MAX(B2:B9)-B11-B12)" table:style-name="ce8">
            <text:p>3681.8</text:p>
          </table:table-cell>
          <table:table-cell office:value-type="float" office:value="43.832808398950093" table:formula="msoxl:=ABS(MAX(C2:C9)-C11-C12)" table:style-name="ce8">
            <text:p>43.8</text:p>
          </table:table-cell>
          <table:table-cell office:value-type="float" office:value="3681.8080628612697" table:formula="msoxl:=ABS(MAX(D2:D9)-D11-D12)" table:style-name="ce8">
            <text:p>3681.8</text:p>
          </table:table-cell>
          <table:table-cell office:value-type="float" office:value="351.28382365933396" table:formula="msoxl:=ABS(MAX(E2:E9)-E11-E12)" table:style-name="ce8">
            <text:p>351.3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2.09722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7.52778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2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3966H2M17.000S" table:style-name="ce9">
            <text:p>14:02:17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3966H2M47.000S" table:style-name="ce9">
            <text:p>14:02:47</text:p>
          </table:table-cell>
          <table:table-cell office:value-type="float" office:value="17478.900000000001" table:style-name="ce1">
            <text:p>17478.9</text:p>
          </table:table-cell>
          <table:table-cell office:value-type="float" office:value="582.6" table:style-name="ce1">
            <text:p>582.6</text:p>
          </table:table-cell>
          <table:table-cell office:value-type="float" office:value="17478.900000000001" table:style-name="ce1">
            <text:p>17478.9</text:p>
          </table:table-cell>
          <table:table-cell office:value-type="float" office:value="932.4" table:style-name="ce1">
            <text:p>932.4</text:p>
          </table:table-cell>
          <table:table-cell table:number-columns-repeated="16379"/>
        </table:table-row>
        <table:table-row table:style-name="ro1">
          <table:table-cell office:value-type="time" office:time-value="PT983966H3M17.000S" table:style-name="ce9">
            <text:p>14:03:17</text:p>
          </table:table-cell>
          <table:table-cell office:value-type="float" office:value="41001.4" table:style-name="ce1">
            <text:p>41001.4</text:p>
          </table:table-cell>
          <table:table-cell office:value-type="float" office:value="55.5" table:style-name="ce1">
            <text:p>55.5</text:p>
          </table:table-cell>
          <table:table-cell office:value-type="float" office:value="41001.4" table:style-name="ce1">
            <text:p>41001.4</text:p>
          </table:table-cell>
          <table:table-cell office:value-type="float" office:value="114.3" table:style-name="ce1">
            <text:p>114.3</text:p>
          </table:table-cell>
          <table:table-cell table:number-columns-repeated="16379"/>
        </table:table-row>
        <table:table-row table:style-name="ro1">
          <table:table-cell office:value-type="time" office:time-value="PT983966H3M47.000S" table:style-name="ce9">
            <text:p>14:03:47</text:p>
          </table:table-cell>
          <table:table-cell office:value-type="float" office:value="13914.9" table:style-name="ce1">
            <text:p>13914.9</text:p>
          </table:table-cell>
          <table:table-cell office:value-type="float" office:value="445.3" table:style-name="ce1">
            <text:p>445.3</text:p>
          </table:table-cell>
          <table:table-cell office:value-type="float" office:value="13914.9" table:style-name="ce1">
            <text:p>13914.9</text:p>
          </table:table-cell>
          <table:table-cell office:value-type="float" office:value="973.2" table:style-name="ce1">
            <text:p>973.2</text:p>
          </table:table-cell>
          <table:table-cell table:number-columns-repeated="16379"/>
        </table:table-row>
        <table:table-row table:style-name="ro1">
          <table:table-cell office:value-type="time" office:time-value="PT983966H4M17.000S" table:style-name="ce9">
            <text:p>14:04:17</text:p>
          </table:table-cell>
          <table:table-cell office:value-type="float" office:value="10706.5" table:style-name="ce1">
            <text:p>10706.5</text:p>
          </table:table-cell>
          <table:table-cell office:value-type="float" office:value="124" table:style-name="ce1">
            <text:p>124</text:p>
          </table:table-cell>
          <table:table-cell office:value-type="float" office:value="10706.5" table:style-name="ce1">
            <text:p>10706.5</text:p>
          </table:table-cell>
          <table:table-cell office:value-type="float" office:value="240.8" table:style-name="ce1">
            <text:p>240.8</text:p>
          </table:table-cell>
          <table:table-cell table:number-columns-repeated="16379"/>
        </table:table-row>
        <table:table-row table:style-name="ro1">
          <table:table-cell office:value-type="time" office:time-value="PT983966H4M47.000S" table:style-name="ce9">
            <text:p>14:04:47</text:p>
          </table:table-cell>
          <table:table-cell office:value-type="float" office:value="1" table:style-name="ce1">
            <text:p>1</text:p>
          </table:table-cell>
          <table:table-cell office:value-type="float" office:value="12.9" table:style-name="ce1">
            <text:p>12.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time" office:time-value="PT983966H5M17.000S" table:style-name="ce9">
            <text:p>14:05:17</text:p>
          </table:table-cell>
          <table:table-cell office:value-type="float" office:value="0" table:style-name="ce1">
            <text:p>0</text:p>
          </table:table-cell>
          <table:table-cell office:value-type="float" office:value="10.7" table:style-name="ce1">
            <text:p>1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time" office:time-value="PT983966H5M47.000S" table:style-name="ce9">
            <text:p>14:05:47</text:p>
          </table:table-cell>
          <table:table-cell office:value-type="float" office:value="1" table:style-name="ce1">
            <text:p>1</text:p>
          </table:table-cell>
          <table:table-cell office:value-type="float" office:value="11.4" table:style-name="ce1">
            <text:p>11.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0387.9625" table:formula="msoxl:=AVERAGE(B2:B9)" table:style-name="ce8">
            <text:p>10388.0</text:p>
          </table:table-cell>
          <table:table-cell office:value-type="float" office:value="156.55000000000004" table:formula="msoxl:=AVERAGE(C2:C9)" table:style-name="ce8">
            <text:p>156.6</text:p>
          </table:table-cell>
          <table:table-cell office:value-type="float" office:value="10387.9625" table:formula="msoxl:=AVERAGE(D2:D9)" table:style-name="ce8">
            <text:p>10388.0</text:p>
          </table:table-cell>
          <table:table-cell office:value-type="float" office:value="282.7" table:formula="msoxl:=AVERAGE(E2:E9)" table:style-name="ce8">
            <text:p>282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7226.696455377445" table:formula="msoxl:=IF(B11=0,0,MAX(SUMPRODUCT(B2:B9,B2:B9)/SUM(B2:B9)-B11,0))" table:style-name="ce8">
            <text:p>17226.7</text:p>
          </table:table-cell>
          <table:table-cell office:value-type="float" office:value="287.94214308527614" table:formula="msoxl:=IF(C11=0,0,MAX(SUMPRODUCT(C2:C9,C2:C9)/SUM(C2:C9)-C11,0))" table:style-name="ce8">
            <text:p>287.9</text:p>
          </table:table-cell>
          <table:table-cell office:value-type="float" office:value="17226.696455377445" table:formula="msoxl:=IF(D11=0,0,MAX(SUMPRODUCT(D2:D9,D2:D9)/SUM(D2:D9)-D11,0))" table:style-name="ce8">
            <text:p>17226.7</text:p>
          </table:table-cell>
          <table:table-cell office:value-type="float" office:value="551.90290944464118" table:formula="msoxl:=IF(E11=0,0,MAX(SUMPRODUCT(E2:E9,E2:E9)/SUM(E2:E9)-E11,0))" table:style-name="ce8">
            <text:p>551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3386.741044622555" table:formula="msoxl:=ABS(MAX(B2:B9)-B11-B12)" table:style-name="ce8">
            <text:p>13386.7</text:p>
          </table:table-cell>
          <table:table-cell office:value-type="float" office:value="138.10785691472381" table:formula="msoxl:=ABS(MAX(C2:C9)-C11-C12)" table:style-name="ce8">
            <text:p>138.1</text:p>
          </table:table-cell>
          <table:table-cell office:value-type="float" office:value="13386.741044622555" table:formula="msoxl:=ABS(MAX(D2:D9)-D11-D12)" table:style-name="ce8">
            <text:p>13386.7</text:p>
          </table:table-cell>
          <table:table-cell office:value-type="float" office:value="138.59709055535882" table:formula="msoxl:=ABS(MAX(E2:E9)-E11-E12)" table:style-name="ce8">
            <text:p>138.6</text:p>
          </table:table-cell>
          <table:table-cell table:number-columns-repeated="16379"/>
        </table:table-row>
        <table:table-row table:number-rows-repeated="1048563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2.09722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7.52778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95833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2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3966H2M17.000S" table:style-name="ce9">
            <text:p>14:02:1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966H2M47.000S" table:style-name="ce9">
            <text:p>14:02:47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20750.2" table:style-name="ce1">
            <text:p>2075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.3" table:style-name="ce1">
            <text:p>5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966H3M17.000S" table:style-name="ce9">
            <text:p>14:03:17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45772.4" table:style-name="ce1">
            <text:p>45772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966H3M47.000S" table:style-name="ce9">
            <text:p>14:03:47</text:p>
          </table:table-cell>
          <table:table-cell office:value-type="float" office:value="16" table:style-name="ce1">
            <text:p>16</text:p>
          </table:table-cell>
          <table:table-cell office:value-type="float" office:value="-1" table:style-name="ce1">
            <text:p>-1</text:p>
          </table:table-cell>
          <table:table-cell office:value-type="float" office:value="16480.3" table:style-name="ce1">
            <text:p>1648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5" table:style-name="ce1">
            <text:p>3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966H4M17.000S" table:style-name="ce9">
            <text:p>14:04:1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2710.9" table:style-name="ce1">
            <text:p>12710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966H4M47.000S" table:style-name="ce9">
            <text:p>14:04:4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03.1" table:style-name="ce1">
            <text:p>103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966H5M17.000S" table:style-name="ce9">
            <text:p>14:05:17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98.7" table:style-name="ce1">
            <text:p>98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966H5M47.000S" table:style-name="ce9">
            <text:p>14:05:4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02.8" table:style-name="ce1">
            <text:p>102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7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2.09722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7.52778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3966H2M17.000S" table:style-name="ce9">
            <text:p>14:02:1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5" table:style-name="ce1">
            <text:p>2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362" table:style-name="ce1">
            <text:p>4362</text:p>
          </table:table-cell>
          <table:table-cell office:value-type="float" office:value="-1" table:style-name="ce1">
            <text:p>-1</text:p>
          </table:table-cell>
          <table:table-cell office:value-type="float" office:value="6569" table:style-name="ce1">
            <text:p>6569</text:p>
          </table:table-cell>
          <table:table-cell office:value-type="float" office:value="454" table:style-name="ce1">
            <text:p>454</text:p>
          </table:table-cell>
          <table:table-cell office:value-type="float" office:value="-1" table:style-name="ce1">
            <text:p>-1</text:p>
          </table:table-cell>
          <table:table-cell office:value-type="float" office:value="186617" table:style-name="ce1">
            <text:p>18661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355" table:style-name="ce1">
            <text:p>35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94" table:style-name="ce1">
            <text:p>94</text:p>
          </table:table-cell>
          <table:table-cell table:number-columns-repeated="16346"/>
        </table:table-row>
        <table:table-row table:style-name="ro1">
          <table:table-cell office:value-type="time" office:time-value="PT983966H2M47.000S" table:style-name="ce9">
            <text:p>14:02: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7" table:style-name="ce1">
            <text:p>8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71" table:style-name="ce1">
            <text:p>1371</text:p>
          </table:table-cell>
          <table:table-cell office:value-type="float" office:value="0" table:style-name="ce1">
            <text:p>0</text:p>
          </table:table-cell>
          <table:table-cell office:value-type="float" office:value="2630" table:style-name="ce1">
            <text:p>26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86618" table:style-name="ce1">
            <text:p>-1866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93" table:style-name="ce1">
            <text:p>-93</text:p>
          </table:table-cell>
          <table:table-cell table:number-columns-repeated="16346"/>
        </table:table-row>
        <table:table-row table:style-name="ro1">
          <table:table-cell office:value-type="time" office:time-value="PT983966H3M17.000S" table:style-name="ce9">
            <text:p>14:03:1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4" table:style-name="ce1">
            <text:p>1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6" table:style-name="ce1">
            <text:p>326</text:p>
          </table:table-cell>
          <table:table-cell office:value-type="float" office:value="0" table:style-name="ce1">
            <text:p>0</text:p>
          </table:table-cell>
          <table:table-cell office:value-type="float" office:value="-8476" table:style-name="ce1">
            <text:p>-84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table:number-columns-repeated="16346"/>
        </table:table-row>
        <table:table-row table:style-name="ro1">
          <table:table-cell office:value-type="time" office:time-value="PT983966H3M47.000S" table:style-name="ce9">
            <text:p>14:03: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9" table:style-name="ce1">
            <text:p>1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86" table:style-name="ce1">
            <text:p>-186</text:p>
          </table:table-cell>
          <table:table-cell office:value-type="float" office:value="0" table:style-name="ce1">
            <text:p>0</text:p>
          </table:table-cell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5" table:style-name="ce1">
            <text:p>-5</text:p>
          </table:table-cell>
          <table:table-cell table:number-columns-repeated="16346"/>
        </table:table-row>
        <table:table-row table:style-name="ro1">
          <table:table-cell office:value-type="time" office:time-value="PT983966H4M17.000S" table:style-name="ce9">
            <text:p>14:04:1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8" table:style-name="ce1">
            <text:p>4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870" table:style-name="ce1">
            <text:p>58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7585" table:style-name="ce1">
            <text:p>1875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25" table:style-name="ce1">
            <text:p>-25</text:p>
          </table:table-cell>
          <table:table-cell table:number-columns-repeated="16346"/>
        </table:table-row>
        <table:table-row table:style-name="ro1">
          <table:table-cell office:value-type="time" office:time-value="PT983966H4M47.000S" table:style-name="ce9">
            <text:p>14:04: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0" table:style-name="ce1">
            <text:p>5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8" table:style-name="ce1">
            <text:p>-18</text:p>
          </table:table-cell>
          <table:table-cell table:number-columns-repeated="16346"/>
        </table:table-row>
        <table:table-row table:style-name="ro1">
          <table:table-cell office:value-type="time" office:time-value="PT983966H5M17.000S" table:style-name="ce9">
            <text:p>14:05:1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0" table:style-name="ce1">
            <text:p>5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82" table:style-name="ce1">
            <text:p>82</text:p>
          </table:table-cell>
          <table:table-cell table:number-columns-repeated="16346"/>
        </table:table-row>
        <table:table-row table:style-name="ro1">
          <table:table-cell office:value-type="time" office:time-value="PT983966H5M47.000S" table:style-name="ce9">
            <text:p>14:05: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2" table:style-name="ce1">
            <text:p>6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table:number-columns-repeated="16346"/>
        </table:table-row>
        <table:table-row table:number-rows-repeated="1048567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4H2M17.000S" table:style-name="ce9">
            <text:p>14:02:17</text:p>
          </table:table-cell>
          <table:table-cell office:value-type="date" office:date-value="2012-03-30T00:00:00" table:style-name="ce3">
            <text:p>30-Mar-12</text:p>
          </table:table-cell>
          <table:table-cell office:value-type="time" office:time-value="PT983966H2M17.000S" table:style-name="ce10">
            <text:p>14: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4H2M47.000S" table:style-name="ce9">
            <text:p>14:02:47</text:p>
          </table:table-cell>
          <table:table-cell office:value-type="date" office:date-value="2012-03-30T00:00:00" table:style-name="ce3">
            <text:p>30-Mar-12</text:p>
          </table:table-cell>
          <table:table-cell office:value-type="time" office:time-value="PT983966H2M47.000S" table:style-name="ce10">
            <text:p>14: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4H3M17.000S" table:style-name="ce9">
            <text:p>14:03:17</text:p>
          </table:table-cell>
          <table:table-cell office:value-type="date" office:date-value="2012-03-30T00:00:00" table:style-name="ce3">
            <text:p>30-Mar-12</text:p>
          </table:table-cell>
          <table:table-cell office:value-type="time" office:time-value="PT983966H3M17.000S" table:style-name="ce10">
            <text:p>14: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4H3M47.000S" table:style-name="ce9">
            <text:p>14:03:47</text:p>
          </table:table-cell>
          <table:table-cell office:value-type="date" office:date-value="2012-03-30T00:00:00" table:style-name="ce3">
            <text:p>30-Mar-12</text:p>
          </table:table-cell>
          <table:table-cell office:value-type="time" office:time-value="PT983966H3M47.000S" table:style-name="ce10">
            <text:p>14: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4H4M17.000S" table:style-name="ce9">
            <text:p>14:04:17</text:p>
          </table:table-cell>
          <table:table-cell office:value-type="date" office:date-value="2012-03-30T00:00:00" table:style-name="ce3">
            <text:p>30-Mar-12</text:p>
          </table:table-cell>
          <table:table-cell office:value-type="time" office:time-value="PT983966H4M17.000S" table:style-name="ce10">
            <text:p>14: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4H4M47.000S" table:style-name="ce9">
            <text:p>14:04:47</text:p>
          </table:table-cell>
          <table:table-cell office:value-type="date" office:date-value="2012-03-30T00:00:00" table:style-name="ce3">
            <text:p>30-Mar-12</text:p>
          </table:table-cell>
          <table:table-cell office:value-type="time" office:time-value="PT983966H4M47.000S" table:style-name="ce10">
            <text:p>14: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4H5M17.000S" table:style-name="ce9">
            <text:p>14:05:17</text:p>
          </table:table-cell>
          <table:table-cell office:value-type="date" office:date-value="2012-03-30T00:00:00" table:style-name="ce3">
            <text:p>30-Mar-12</text:p>
          </table:table-cell>
          <table:table-cell office:value-type="time" office:time-value="PT983966H5M17.000S" table:style-name="ce10">
            <text:p>14: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8</text:p>
          </table:table-cell>
          <table:table-cell office:value-type="time" office:time-value="PT14H5M47.000S" table:style-name="ce9">
            <text:p>14:05:47</text:p>
          </table:table-cell>
          <table:table-cell office:value-type="date" office:date-value="2012-03-30T00:00:00" table:style-name="ce3">
            <text:p>30-Mar-12</text:p>
          </table:table-cell>
          <table:table-cell office:value-type="time" office:time-value="PT983966H5M47.000S" table:style-name="ce10">
            <text:p>14:05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2.09722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966H2M17.000S" table:style-name="ce9">
            <text:p>14:02:17</text:p>
          </table:table-cell>
          <table:table-cell office:value-type="float" office:value="2.7" table:style-name="ce1">
            <text:p>2.7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96.6" table:style-name="ce1">
            <text:p>96.6</text:p>
          </table:table-cell>
          <table:table-cell office:value-type="float" office:value="3.3000000000000003" table:style-name="ce1">
            <text:p>3.3</text:p>
          </table:table-cell>
          <table:table-cell table:number-columns-repeated="16378"/>
        </table:table-row>
        <table:table-row table:style-name="ro1">
          <table:table-cell office:value-type="time" office:time-value="PT983966H2M47.000S" table:style-name="ce9">
            <text:p>14:02:47</text:p>
          </table:table-cell>
          <table:table-cell office:value-type="float" office:value="41.3" table:style-name="ce1">
            <text:p>41.3</text:p>
          </table:table-cell>
          <table:table-cell office:value-type="float" office:value="8.4" table:style-name="ce1">
            <text:p>8.4</text:p>
          </table:table-cell>
          <table:table-cell office:value-type="float" office:value="0" table:style-name="ce1">
            <text:p>0</text:p>
          </table:table-cell>
          <table:table-cell office:value-type="float" office:value="50.3" table:style-name="ce1">
            <text:p>50.3</text:p>
          </table:table-cell>
          <table:table-cell office:value-type="float" office:value="49.699999999999996" table:style-name="ce1">
            <text:p>49.7</text:p>
          </table:table-cell>
          <table:table-cell table:number-columns-repeated="16378"/>
        </table:table-row>
        <table:table-row table:style-name="ro1">
          <table:table-cell office:value-type="time" office:time-value="PT983966H3M17.000S" table:style-name="ce9">
            <text:p>14:03:17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15.9" table:style-name="ce1">
            <text:p>15.9</text:p>
          </table:table-cell>
          <table:table-cell office:value-type="float" office:value="0" table:style-name="ce1">
            <text:p>0</text:p>
          </table:table-cell>
          <table:table-cell office:value-type="float" office:value="7.9" table:style-name="ce1">
            <text:p>7.9</text:p>
          </table:table-cell>
          <table:table-cell office:value-type="float" office:value="92" table:style-name="ce1">
            <text:p>92</text:p>
          </table:table-cell>
          <table:table-cell table:number-columns-repeated="16378"/>
        </table:table-row>
        <table:table-row table:style-name="ro1">
          <table:table-cell office:value-type="time" office:time-value="PT983966H3M47.000S" table:style-name="ce9">
            <text:p>14:03:47</text:p>
          </table:table-cell>
          <table:table-cell office:value-type="float" office:value="43.7" table:style-name="ce1">
            <text:p>43.7</text:p>
          </table:table-cell>
          <table:table-cell office:value-type="float" office:value="19.7" table:style-name="ce1">
            <text:p>19.7</text:p>
          </table:table-cell>
          <table:table-cell office:value-type="float" office:value="0" table:style-name="ce1">
            <text:p>0</text:p>
          </table:table-cell>
          <table:table-cell office:value-type="float" office:value="36.6" table:style-name="ce1">
            <text:p>36.6</text:p>
          </table:table-cell>
          <table:table-cell office:value-type="float" office:value="63.400000000000006" table:style-name="ce1">
            <text:p>63.4</text:p>
          </table:table-cell>
          <table:table-cell table:number-columns-repeated="16378"/>
        </table:table-row>
        <table:table-row table:style-name="ro1">
          <table:table-cell office:value-type="time" office:time-value="PT983966H4M17.000S" table:style-name="ce9">
            <text:p>14:04:17</text:p>
          </table:table-cell>
          <table:table-cell office:value-type="float" office:value="23.7" table:style-name="ce1">
            <text:p>23.7</text:p>
          </table:table-cell>
          <table:table-cell office:value-type="float" office:value="11.8" table:style-name="ce1">
            <text:p>11.8</text:p>
          </table:table-cell>
          <table:table-cell office:value-type="float" office:value="0" table:style-name="ce1">
            <text:p>0</text:p>
          </table:table-cell>
          <table:table-cell office:value-type="float" office:value="64.5" table:style-name="ce1">
            <text:p>64.5</text:p>
          </table:table-cell>
          <table:table-cell office:value-type="float" office:value="35.5" table:style-name="ce1">
            <text:p>35.5</text:p>
          </table:table-cell>
          <table:table-cell table:number-columns-repeated="16378"/>
        </table:table-row>
        <table:table-row table:style-name="ro1">
          <table:table-cell office:value-type="time" office:time-value="PT983966H4M47.000S" table:style-name="ce9">
            <text:p>14:04:47</text:p>
          </table:table-cell>
          <table:table-cell office:value-type="float" office:value="0.2" table:style-name="ce1">
            <text:p>0.2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98.9" table:style-name="ce1">
            <text:p>98.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time" office:time-value="PT983966H5M17.000S" table:style-name="ce9">
            <text:p>14:05:17</text:p>
          </table:table-cell>
          <table:table-cell office:value-type="float" office:value="0.2" table:style-name="ce1">
            <text:p>0.2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time" office:time-value="PT983966H5M47.000S" table:style-name="ce9">
            <text:p>14:05:47</text:p>
          </table:table-cell>
          <table:table-cell office:value-type="float" office:value="0.4" table:style-name="ce1">
            <text:p>0.4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1.1000000000000001" table:style-name="ce1">
            <text:p>1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3.537499999999998" table:style-name="ce1">
            <text:p>23.5375</text:p>
          </table:table-cell>
          <table:table-cell office:value-type="float" office:value="7.3374999999999986" table:style-name="ce1">
            <text:p>7.337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69.099999999999994" table:style-name="ce1">
            <text:p>69.1</text:p>
          </table:table-cell>
          <table:table-cell office:value-type="float" office:value="30.875" table:style-name="ce1">
            <text:p>30.875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2.09722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966H2M17.000S" table:style-name="ce9">
            <text:p>14:02:17</text:p>
          </table:table-cell>
          <table:table-cell office:value-type="float" office:value="2.5" table:style-name="ce1">
            <text:p>2.5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96.6" table:style-name="ce1">
            <text:p>96.6</text:p>
          </table:table-cell>
          <table:table-cell office:value-type="float" office:value="3.1" table:style-name="ce1">
            <text:p>3.1</text:p>
          </table:table-cell>
          <table:table-cell table:number-columns-repeated="16378"/>
        </table:table-row>
        <table:table-row table:style-name="ro1">
          <table:table-cell office:value-type="time" office:time-value="PT983966H2M47.000S" table:style-name="ce9">
            <text:p>14:02:47</text:p>
          </table:table-cell>
          <table:table-cell office:value-type="float" office:value="48.2" table:style-name="ce1">
            <text:p>48.2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56.900000000000006" table:style-name="ce1">
            <text:p>56.9</text:p>
          </table:table-cell>
          <table:table-cell table:number-columns-repeated="16378"/>
        </table:table-row>
        <table:table-row table:style-name="ro1">
          <table:table-cell office:value-type="time" office:time-value="PT983966H3M17.000S" table:style-name="ce9">
            <text:p>14:03:17</text:p>
          </table:table-cell>
          <table:table-cell office:value-type="float" office:value="77.7" table:style-name="ce1">
            <text:p>77.7</text:p>
          </table:table-cell>
          <table:table-cell office:value-type="float" office:value="15.7" table:style-name="ce1">
            <text:p>15.7</text:p>
          </table:table-cell>
          <table:table-cell office:value-type="float" office:value="0" table:style-name="ce1">
            <text:p>0</text:p>
          </table:table-cell>
          <table:table-cell office:value-type="float" office:value="6.7" table:style-name="ce1">
            <text:p>6.7</text:p>
          </table:table-cell>
          <table:table-cell office:value-type="float" office:value="93.4" table:style-name="ce1">
            <text:p>93.4</text:p>
          </table:table-cell>
          <table:table-cell table:number-columns-repeated="16378"/>
        </table:table-row>
        <table:table-row table:style-name="ro1">
          <table:table-cell office:value-type="time" office:time-value="PT983966H3M47.000S" table:style-name="ce9">
            <text:p>14:03:47</text:p>
          </table:table-cell>
          <table:table-cell office:value-type="float" office:value="47" table:style-name="ce1">
            <text:p>47</text:p>
          </table:table-cell>
          <table:table-cell office:value-type="float" office:value="17.7" table:style-name="ce1">
            <text:p>17.7</text:p>
          </table:table-cell>
          <table:table-cell office:value-type="float" office:value="0.1" table:style-name="ce1">
            <text:p>0.1</text:p>
          </table:table-cell>
          <table:table-cell office:value-type="float" office:value="35.200000000000003" table:style-name="ce1">
            <text:p>35.2</text:p>
          </table:table-cell>
          <table:table-cell office:value-type="float" office:value="64.7" table:style-name="ce1">
            <text:p>64.7</text:p>
          </table:table-cell>
          <table:table-cell table:number-columns-repeated="16378"/>
        </table:table-row>
        <table:table-row table:style-name="ro1">
          <table:table-cell office:value-type="time" office:time-value="PT983966H4M17.000S" table:style-name="ce9">
            <text:p>14:04:17</text:p>
          </table:table-cell>
          <table:table-cell office:value-type="float" office:value="25.7" table:style-name="ce1">
            <text:p>25.7</text:p>
          </table:table-cell>
          <table:table-cell office:value-type="float" office:value="10.3" table:style-name="ce1">
            <text:p>10.3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36" table:style-name="ce1">
            <text:p>36</text:p>
          </table:table-cell>
          <table:table-cell table:number-columns-repeated="16378"/>
        </table:table-row>
        <table:table-row table:style-name="ro1">
          <table:table-cell office:value-type="time" office:time-value="PT983966H4M47.000S" table:style-name="ce9">
            <text:p>14:04:47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3966H5M17.000S" table:style-name="ce9">
            <text:p>14:05:17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3966H5M47.000S" table:style-name="ce9">
            <text:p>14:05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5.137499999999999" table:style-name="ce1">
            <text:p>25.1375</text:p>
          </table:table-cell>
          <table:table-cell office:value-type="float" office:value="6.65" table:style-name="ce1">
            <text:p>6.65</text:p>
          </table:table-cell>
          <table:table-cell office:value-type="float" office:value="3.7500000000000006E-2" table:style-name="ce1">
            <text:p>0.0375</text:p>
          </table:table-cell>
          <table:table-cell office:value-type="float" office:value="68.149999999999991" table:style-name="ce1">
            <text:p>68.15</text:p>
          </table:table-cell>
          <table:table-cell office:value-type="float" office:value="31.787500000000001" table:style-name="ce1">
            <text:p>31.7875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2.09722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966H2M17.000S" table:style-name="ce9">
            <text:p>14:02:17</text:p>
          </table:table-cell>
          <table:table-cell office:value-type="float" office:value="2.6" table:style-name="ce1">
            <text:p>2.6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7" table:style-name="ce1">
            <text:p>97</text:p>
          </table:table-cell>
          <table:table-cell office:value-type="float" office:value="2.9" table:style-name="ce1">
            <text:p>2.9</text:p>
          </table:table-cell>
          <table:table-cell table:number-columns-repeated="16378"/>
        </table:table-row>
        <table:table-row table:style-name="ro1">
          <table:table-cell office:value-type="time" office:time-value="PT983966H2M47.000S" table:style-name="ce9">
            <text:p>14:02:47</text:p>
          </table:table-cell>
          <table:table-cell office:value-type="float" office:value="46.8" table:style-name="ce1">
            <text:p>46.8</text:p>
          </table:table-cell>
          <table:table-cell office:value-type="float" office:value="10.1" table:style-name="ce1">
            <text:p>10.1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56.9" table:style-name="ce1">
            <text:p>56.9</text:p>
          </table:table-cell>
          <table:table-cell table:number-columns-repeated="16378"/>
        </table:table-row>
        <table:table-row table:style-name="ro1">
          <table:table-cell office:value-type="time" office:time-value="PT983966H3M17.000S" table:style-name="ce9">
            <text:p>14:03:17</text:p>
          </table:table-cell>
          <table:table-cell office:value-type="float" office:value="77.8" table:style-name="ce1">
            <text:p>77.8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0" table:style-name="ce1">
            <text:p>0</text:p>
          </table:table-cell>
          <table:table-cell office:value-type="float" office:value="5.2" table:style-name="ce1">
            <text:p>5.2</text:p>
          </table:table-cell>
          <table:table-cell office:value-type="float" office:value="94.699999999999989" table:style-name="ce1">
            <text:p>94.7</text:p>
          </table:table-cell>
          <table:table-cell table:number-columns-repeated="16378"/>
        </table:table-row>
        <table:table-row table:style-name="ro1">
          <table:table-cell office:value-type="time" office:time-value="PT983966H3M47.000S" table:style-name="ce9">
            <text:p>14:03:47</text:p>
          </table:table-cell>
          <table:table-cell office:value-type="float" office:value="47.5" table:style-name="ce1">
            <text:p>47.5</text:p>
          </table:table-cell>
          <table:table-cell office:value-type="float" office:value="21.4" table:style-name="ce1">
            <text:p>21.4</text:p>
          </table:table-cell>
          <table:table-cell office:value-type="float" office:value="0" table:style-name="ce1">
            <text:p>0</text:p>
          </table:table-cell>
          <table:table-cell office:value-type="float" office:value="31.1" table:style-name="ce1">
            <text:p>31.1</text:p>
          </table:table-cell>
          <table:table-cell office:value-type="float" office:value="68.900000000000006" table:style-name="ce1">
            <text:p>68.9</text:p>
          </table:table-cell>
          <table:table-cell table:number-columns-repeated="16378"/>
        </table:table-row>
        <table:table-row table:style-name="ro1">
          <table:table-cell office:value-type="time" office:time-value="PT983966H4M17.000S" table:style-name="ce9">
            <text:p>14:04:17</text:p>
          </table:table-cell>
          <table:table-cell office:value-type="float" office:value="25.7" table:style-name="ce1">
            <text:p>25.7</text:p>
          </table:table-cell>
          <table:table-cell office:value-type="float" office:value="10.7" table:style-name="ce1">
            <text:p>10.7</text:p>
          </table:table-cell>
          <table:table-cell office:value-type="float" office:value="0" table:style-name="ce1">
            <text:p>0</text:p>
          </table:table-cell>
          <table:table-cell office:value-type="float" office:value="63.7" table:style-name="ce1">
            <text:p>63.7</text:p>
          </table:table-cell>
          <table:table-cell office:value-type="float" office:value="36.4" table:style-name="ce1">
            <text:p>36.4</text:p>
          </table:table-cell>
          <table:table-cell table:number-columns-repeated="16378"/>
        </table:table-row>
        <table:table-row table:style-name="ro1">
          <table:table-cell office:value-type="time" office:time-value="PT983966H4M47.000S" table:style-name="ce9">
            <text:p>14:04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66H5M17.000S" table:style-name="ce9">
            <text:p>14:05:17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3966H5M47.000S" table:style-name="ce9">
            <text:p>14:05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5.049999999999997" table:style-name="ce1">
            <text:p>25.05</text:p>
          </table:table-cell>
          <table:table-cell office:value-type="float" office:value="7.4374999999999991" table:style-name="ce1">
            <text:p>7.4375</text:p>
          </table:table-cell>
          <table:table-cell office:value-type="float" office:value="1.2500000000000001E-2" table:style-name="ce1">
            <text:p>0.0125</text:p>
          </table:table-cell>
          <table:table-cell office:value-type="float" office:value="67.487499999999997" table:style-name="ce1">
            <text:p>67.4875</text:p>
          </table:table-cell>
          <table:table-cell office:value-type="float" office:value="32.487500000000004" table:style-name="ce1">
            <text:p>32.4875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2.09722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966H2M17.000S" table:style-name="ce9">
            <text:p>14:02:17</text:p>
          </table:table-cell>
          <table:table-cell office:value-type="float" office:value="2.6" table:style-name="ce1">
            <text:p>2.6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96.8" table:style-name="ce1">
            <text:p>96.8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time" office:time-value="PT983966H2M47.000S" table:style-name="ce9">
            <text:p>14:02:47</text:p>
          </table:table-cell>
          <table:table-cell office:value-type="float" office:value="47.8" table:style-name="ce1">
            <text:p>47.8</text:p>
          </table:table-cell>
          <table:table-cell office:value-type="float" office:value="8.5" table:style-name="ce1">
            <text:p>8.5</text:p>
          </table:table-cell>
          <table:table-cell office:value-type="float" office:value="0" table:style-name="ce1">
            <text:p>0</text:p>
          </table:table-cell>
          <table:table-cell office:value-type="float" office:value="43.7" table:style-name="ce1">
            <text:p>43.7</text:p>
          </table:table-cell>
          <table:table-cell office:value-type="float" office:value="56.3" table:style-name="ce1">
            <text:p>56.3</text:p>
          </table:table-cell>
          <table:table-cell table:number-columns-repeated="16378"/>
        </table:table-row>
        <table:table-row table:style-name="ro1">
          <table:table-cell office:value-type="time" office:time-value="PT983966H3M17.000S" table:style-name="ce9">
            <text:p>14:03:17</text:p>
          </table:table-cell>
          <table:table-cell office:value-type="float" office:value="73" table:style-name="ce1">
            <text:p>73</text:p>
          </table:table-cell>
          <table:table-cell office:value-type="float" office:value="16.3" table:style-name="ce1">
            <text:p>16.3</text:p>
          </table:table-cell>
          <table:table-cell office:value-type="float" office:value="0" table:style-name="ce1">
            <text:p>0</text:p>
          </table:table-cell>
          <table:table-cell office:value-type="float" office:value="10.7" table:style-name="ce1">
            <text:p>10.7</text:p>
          </table:table-cell>
          <table:table-cell office:value-type="float" office:value="89.3" table:style-name="ce1">
            <text:p>89.3</text:p>
          </table:table-cell>
          <table:table-cell table:number-columns-repeated="16378"/>
        </table:table-row>
        <table:table-row table:style-name="ro1">
          <table:table-cell office:value-type="time" office:time-value="PT983966H3M47.000S" table:style-name="ce9">
            <text:p>14:03:47</text:p>
          </table:table-cell>
          <table:table-cell office:value-type="float" office:value="50.4" table:style-name="ce1">
            <text:p>50.4</text:p>
          </table:table-cell>
          <table:table-cell office:value-type="float" office:value="21.9" table:style-name="ce1">
            <text:p>21.9</text:p>
          </table:table-cell>
          <table:table-cell office:value-type="float" office:value="0.1" table:style-name="ce1">
            <text:p>0.1</text:p>
          </table:table-cell>
          <table:table-cell office:value-type="float" office:value="27.7" table:style-name="ce1">
            <text:p>27.7</text:p>
          </table:table-cell>
          <table:table-cell office:value-type="float" office:value="72.3" table:style-name="ce1">
            <text:p>72.3</text:p>
          </table:table-cell>
          <table:table-cell table:number-columns-repeated="16378"/>
        </table:table-row>
        <table:table-row table:style-name="ro1">
          <table:table-cell office:value-type="time" office:time-value="PT983966H4M17.000S" table:style-name="ce9">
            <text:p>14:04:17</text:p>
          </table:table-cell>
          <table:table-cell office:value-type="float" office:value="24.2" table:style-name="ce1">
            <text:p>24.2</text:p>
          </table:table-cell>
          <table:table-cell office:value-type="float" office:value="11.5" table:style-name="ce1">
            <text:p>11.5</text:p>
          </table:table-cell>
          <table:table-cell office:value-type="float" office:value="0" table:style-name="ce1">
            <text:p>0</text:p>
          </table:table-cell>
          <table:table-cell office:value-type="float" office:value="64.3" table:style-name="ce1">
            <text:p>64.3</text:p>
          </table:table-cell>
          <table:table-cell office:value-type="float" office:value="35.700000000000003" table:style-name="ce1">
            <text:p>35.7</text:p>
          </table:table-cell>
          <table:table-cell table:number-columns-repeated="16378"/>
        </table:table-row>
        <table:table-row table:style-name="ro1">
          <table:table-cell office:value-type="time" office:time-value="PT983966H4M47.000S" table:style-name="ce9">
            <text:p>14:04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66H5M17.000S" table:style-name="ce9">
            <text:p>14:05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66H5M47.000S" table:style-name="ce9">
            <text:p>14:05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4.75" table:style-name="ce1">
            <text:p>24.75</text:p>
          </table:table-cell>
          <table:table-cell office:value-type="float" office:value="7.3250000000000002" table:style-name="ce1">
            <text:p>7.325</text:p>
          </table:table-cell>
          <table:table-cell office:value-type="float" office:value="3.7500000000000006E-2" table:style-name="ce1">
            <text:p>0.0375</text:p>
          </table:table-cell>
          <table:table-cell office:value-type="float" office:value="67.900000000000006" table:style-name="ce1">
            <text:p>67.9</text:p>
          </table:table-cell>
          <table:table-cell office:value-type="float" office:value="32.074999999999996" table:style-name="ce1">
            <text:p>32.075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4" table:contains-header="false" table:orientation="column">
          <table:sort>
            <table:sort-by table:field-number="13" table:order="descending"/>
          </table:sort>
        </table:database-range>
        <table:database-range table:target-range-address="DISKBUSY.B1:DISKBUSY.E14" table:contains-header="false" table:orientation="column">
          <table:sort>
            <table:sort-by table:field-number="13" table:order="descending"/>
          </table:sort>
        </table:database-range>
        <table:database-range table:target-range-address="DISKREAD.B1:DISKREAD.E14" table:contains-header="false" table:orientation="column">
          <table:sort>
            <table:sort-by table:field-number="13" table:order="descending"/>
          </table:sort>
        </table:database-range>
        <table:database-range table:target-range-address="DISKWRITE.B1:DISKWRITE.E14" table:contains-header="false" table:orientation="column">
          <table:sort>
            <table:sort-by table:field-number="13" table:order="descending"/>
          </table:sort>
        </table:database-range>
        <table:database-range table:target-range-address="DISKXFER.B1:DISKXFER.E14" table:contains-header="false" table:orientation="column">
          <table:sort>
            <table:sort-by table:field-number="13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3-30T13:05:00Z</meta:creation-date>
    <dc:date>2012-03-30T13:05:1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9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9" chart:class="chart:line" chart:attached-axis="primary-y" chart:style-name="G0S0">
            <chart:data-point chart:repeated="8"/>
          </chart:series>
          <chart:series chart:values-cell-range-address="DISK_SUMM.$D$2:.$D$9" chart:class="chart:line" chart:attached-axis="secondary-y" chart:style-name="G1S0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2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9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9" chart:class="chart:line" chart:attached-axis="primary-y" chart:style-name="G0S0">
            <chart:data-point chart:repeated="8"/>
          </chart:series>
          <chart:series chart:label-cell-address="DISKBUSY.$C$1" chart:values-cell-range-address="DISKBUSY.$C$2:.$C$9" chart:class="chart:line" chart:attached-axis="primary-y" chart:style-name="G0S1">
            <chart:data-point chart:repeated="8"/>
          </chart:series>
          <chart:series chart:label-cell-address="DISKBUSY.$D$1" chart:values-cell-range-address="DISKBUSY.$D$2:.$D$9" chart:class="chart:line" chart:attached-axis="primary-y" chart:style-name="G0S2">
            <chart:data-point chart:repeated="8"/>
          </chart:series>
          <chart:series chart:label-cell-address="DISKBUSY.$E$1" chart:values-cell-range-address="DISKBUSY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2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1:.$E$11" chart:class="chart:bar" chart:attached-axis="primary-y" chart:style-name="G0S0">
            <chart:data-point chart:repeated="4"/>
          </chart:series>
          <chart:series chart:values-cell-range-address="DISKREAD.$B$12:.$E$12" chart:class="chart:bar" chart:attached-axis="primary-y" chart:style-name="G0S1">
            <chart:data-point chart:repeated="4"/>
          </chart:series>
          <chart:series chart:values-cell-range-address="DISKREAD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2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9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9" chart:class="chart:line" chart:attached-axis="primary-y" chart:style-name="G0S0">
            <chart:data-point chart:repeated="8"/>
          </chart:series>
          <chart:series chart:label-cell-address="DISKREAD.$C$1" chart:values-cell-range-address="DISKREAD.$C$2:.$C$9" chart:class="chart:line" chart:attached-axis="primary-y" chart:style-name="G0S1">
            <chart:data-point chart:repeated="8"/>
          </chart:series>
          <chart:series chart:label-cell-address="DISKREAD.$D$1" chart:values-cell-range-address="DISKREAD.$D$2:.$D$9" chart:class="chart:line" chart:attached-axis="primary-y" chart:style-name="G0S2">
            <chart:data-point chart:repeated="8"/>
          </chart:series>
          <chart:series chart:label-cell-address="DISKREAD.$E$1" chart:values-cell-range-address="DISKREAD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2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1:.$E$11" chart:class="chart:bar" chart:attached-axis="primary-y" chart:style-name="G0S0">
            <chart:data-point chart:repeated="4"/>
          </chart:series>
          <chart:series chart:values-cell-range-address="DISKWRITE.$B$12:.$E$12" chart:class="chart:bar" chart:attached-axis="primary-y" chart:style-name="G0S1">
            <chart:data-point chart:repeated="4"/>
          </chart:series>
          <chart:series chart:values-cell-range-address="DISKWRITE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2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9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9" chart:class="chart:line" chart:attached-axis="primary-y" chart:style-name="G0S0">
            <chart:data-point chart:repeated="8"/>
          </chart:series>
          <chart:series chart:label-cell-address="DISKWRITE.$C$1" chart:values-cell-range-address="DISKWRITE.$C$2:.$C$9" chart:class="chart:line" chart:attached-axis="primary-y" chart:style-name="G0S1">
            <chart:data-point chart:repeated="8"/>
          </chart:series>
          <chart:series chart:label-cell-address="DISKWRITE.$D$1" chart:values-cell-range-address="DISKWRITE.$D$2:.$D$9" chart:class="chart:line" chart:attached-axis="primary-y" chart:style-name="G0S2">
            <chart:data-point chart:repeated="8"/>
          </chart:series>
          <chart:series chart:label-cell-address="DISKWRITE.$E$1" chart:values-cell-range-address="DISKWRITE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2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1:.$E$11" chart:class="chart:bar" chart:attached-axis="primary-y" chart:style-name="G0S0">
            <chart:data-point chart:repeated="4"/>
          </chart:series>
          <chart:series chart:values-cell-range-address="DISKXFER.$B$12:.$E$12" chart:class="chart:bar" chart:attached-axis="primary-y" chart:style-name="G0S1">
            <chart:data-point chart:repeated="4"/>
          </chart:series>
          <chart:series chart:values-cell-range-address="DISKXFER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2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9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9" chart:class="chart:line" chart:attached-axis="primary-y" chart:style-name="G0S0">
            <chart:data-point chart:repeated="8"/>
          </chart:series>
          <chart:series chart:label-cell-address="DISKXFER.$C$1" chart:values-cell-range-address="DISKXFER.$C$2:.$C$9" chart:class="chart:line" chart:attached-axis="primary-y" chart:style-name="G0S1">
            <chart:data-point chart:repeated="8"/>
          </chart:series>
          <chart:series chart:label-cell-address="DISKXFER.$D$1" chart:values-cell-range-address="DISKXFER.$D$2:.$D$9" chart:class="chart:line" chart:attached-axis="primary-y" chart:style-name="G0S2">
            <chart:data-point chart:repeated="8"/>
          </chart:series>
          <chart:series chart:label-cell-address="DISKXFER.$E$1" chart:values-cell-range-address="DISKXFER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1" chart:values-cell-range-address="JFSFILE.$B$11:.$F$11" chart:class="chart:bar" chart:attached-axis="primary-y" chart:style-name="G0S0">
            <chart:data-point chart:repeated="5"/>
          </chart:series>
          <chart:series chart:label-cell-address="JFSFILE.$A$12" chart:values-cell-range-address="JFSFILE.$B$12:.$F$12" chart:class="chart:bar" chart:attached-axis="primary-y" chart:style-name="G0S1">
            <chart:data-point chart:repeated="5"/>
          </chart:series>
          <chart:series chart:label-cell-address="JFSFILE.$A$13" chart:values-cell-range-address="JFSFILE.$B$13:.$F$13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2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9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9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9"/>
          </chart:axis>
          <chart:axis chart:dimension="y" chart:name="primary-y" chart:style-name="Axs1"/>
          <chart:series chart:label-cell-address="MEM.$B$1" chart:values-cell-range-address="MEM.$B$2:.$B$9" chart:class="chart:area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2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9"/>
          </chart:axis>
          <chart:axis chart:dimension="y" chart:name="primary-y" chart:style-name="Axs1"/>
          <chart:series chart:label-cell-address="CPU_ALL.$B$1" chart:values-cell-range-address="CPU_ALL.$B$2:.$B$9" chart:class="chart:area" chart:attached-axis="primary-y" chart:style-name="G0S0">
            <chart:data-point chart:repeated="8"/>
          </chart:series>
          <chart:series chart:label-cell-address="CPU_ALL.$C$1" chart:values-cell-range-address="CPU_ALL.$C$2:.$C$9" chart:class="chart:area" chart:attached-axis="primary-y" chart:style-name="G0S1">
            <chart:data-point chart:repeated="8"/>
          </chart:series>
          <chart:series chart:label-cell-address="CPU_ALL.$D$1" chart:values-cell-range-address="CPU_ALL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260_Threads (KB/s) - 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9"/>
          </chart:axis>
          <chart:axis chart:dimension="y" chart:name="primary-y" chart:style-name="Axs1"/>
          <chart:series chart:label-cell-address="NET.$I$1" chart:values-cell-range-address="NET.$I$2:.$I$9" chart:class="chart:area" chart:attached-axis="primary-y" chart:style-name="G0S1">
            <chart:data-point chart:repeated="8"/>
          </chart:series>
          <chart:series chart:label-cell-address="NET.$H$1" chart:values-cell-range-address="NET.$H$2:.$H$9" chart:class="chart:area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260_Threads (KB/s)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1" chart:values-cell-range-address="NET.$B$11:.$E$11" chart:class="chart:bar" chart:attached-axis="primary-y" chart:style-name="G0S0">
            <chart:data-point chart:repeated="4"/>
          </chart:series>
          <chart:series chart:label-cell-address="NET.$A$12" chart:values-cell-range-address="NET.$B$12:.$E$12" chart:class="chart:bar" chart:attached-axis="primary-y" chart:style-name="G0S1">
            <chart:data-point chart:repeated="4"/>
          </chart:series>
          <chart:series chart:label-cell-address="NET.$A$13" chart:values-cell-range-address="NET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260_Threads (KB/s)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9"/>
          </chart:axis>
          <chart:axis chart:dimension="y" chart:name="primary-y" chart:style-name="Axs1"/>
          <chart:series chart:label-cell-address="NET.$B$1" chart:values-cell-range-address="NET.$B$2:.$B$9" chart:class="chart:area" chart:attached-axis="primary-y" chart:style-name="G0S0">
            <chart:data-point chart:repeated="8"/>
          </chart:series>
          <chart:series chart:label-cell-address="NET.$C$1" chart:values-cell-range-address="NET.$C$2:.$C$9" chart:class="chart:area" chart:attached-axis="primary-y" chart:style-name="G0S1">
            <chart:data-point chart:repeated="8"/>
          </chart:series>
          <chart:series chart:label-cell-address="NET.$D$1" chart:values-cell-range-address="NET.$D$2:.$D$9" chart:class="chart:area" chart:attached-axis="primary-y" chart:style-name="G0S2">
            <chart:data-point chart:repeated="8"/>
          </chart:series>
          <chart:series chart:label-cell-address="NET.$E$1" chart:values-cell-range-address="NET.$E$2:.$E$9" chart:class="chart:area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2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1" chart:values-cell-range-address="NETPACKET.$B$11:.$E$11" chart:class="chart:bar" chart:attached-axis="primary-y" chart:style-name="G0S0">
            <chart:data-point chart:repeated="4"/>
          </chart:series>
          <chart:series chart:label-cell-address="NETPACKET.$A$12" chart:values-cell-range-address="NETPACKET.$B$12:.$E$12" chart:class="chart:bar" chart:attached-axis="primary-y" chart:style-name="G0S1">
            <chart:data-point chart:repeated="4"/>
          </chart:series>
          <chart:series chart:label-cell-address="NETPACKET.$A$13" chart:values-cell-range-address="NETPACKET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2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9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9" chart:class="chart:line" chart:attached-axis="primary-y" chart:style-name="G0S0">
            <chart:data-point chart:repeated="8"/>
          </chart:series>
          <chart:series chart:label-cell-address="NETPACKET.$C$1" chart:values-cell-range-address="NETPACKET.$C$2:.$C$9" chart:class="chart:line" chart:attached-axis="primary-y" chart:style-name="G0S1">
            <chart:data-point chart:repeated="8"/>
          </chart:series>
          <chart:series chart:label-cell-address="NETPACKET.$D$1" chart:values-cell-range-address="NETPACKET.$D$2:.$D$9" chart:class="chart:line" chart:attached-axis="primary-y" chart:style-name="G0S2">
            <chart:data-point chart:repeated="8"/>
          </chart:series>
          <chart:series chart:label-cell-address="NETPACKET.$E$1" chart:values-cell-range-address="NETPACKET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9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9" chart:class="chart:line" chart:attached-axis="primary-y" chart:style-name="G0S0">
            <chart:data-point chart:repeated="8"/>
          </chart:series>
          <chart:series chart:label-cell-address="PROC.$C$1" chart:values-cell-range-address="PROC.$C$2:.$C$9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9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9" chart:class="chart:line" chart:attached-axis="primary-y" chart:style-name="G0S0">
            <chart:data-point chart:repeated="8"/>
          </chart:series>
          <chart:series chart:values-cell-range-address="PROC.$E$2:.$E$9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9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9" chart:class="chart:line" chart:attached-axis="primary-y" chart:style-name="G0S0">
            <chart:data-point chart:repeated="8"/>
          </chart:series>
          <chart:series chart:values-cell-range-address="PROC.$I$2:.$I$9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9"/>
          </chart:axis>
          <chart:axis chart:dimension="y" chart:name="primary-y" chart:style-name="Axs1"/>
          <chart:series chart:label-cell-address="VM.$H$1" chart:values-cell-range-address="VM.$H$2:.$H$9" chart:class="chart:area" chart:attached-axis="primary-y" chart:style-name="G0S0">
            <chart:data-point chart:repeated="8"/>
          </chart:series>
          <chart:series chart:label-cell-address="VM.$I$1" chart:values-cell-range-address="VM.$I$2:.$I$9" chart:class="chart:area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9"/>
          </chart:axis>
          <chart:axis chart:dimension="y" chart:name="primary-y" chart:style-name="Axs1"/>
          <chart:series chart:label-cell-address="VM.$J$1" chart:values-cell-range-address="VM.$J$2:.$J$9" chart:class="chart:area" chart:attached-axis="primary-y" chart:style-name="G0S0">
            <chart:data-point chart:repeated="8"/>
          </chart:series>
          <chart:series chart:label-cell-address="VM.$K$1" chart:values-cell-range-address="VM.$K$2:.$K$9" chart:class="chart:area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9"/>
          </chart:axis>
          <chart:axis chart:dimension="y" chart:name="primary-y" chart:style-name="Axs1"/>
          <chart:series chart:label-cell-address="CPU_ALL.$G$1" chart:values-cell-range-address="CPU_ALL.$G$2:.$G$9" chart:class="chart:area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2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9"/>
          </chart:axis>
          <chart:axis chart:dimension="y" chart:name="primary-y" chart:style-name="Axs1"/>
          <chart:series chart:label-cell-address="CPU01.$B$1" chart:values-cell-range-address="CPU01.$B$2:.$B$9" chart:class="chart:area" chart:attached-axis="primary-y" chart:style-name="G0S0">
            <chart:data-point chart:repeated="8"/>
          </chart:series>
          <chart:series chart:label-cell-address="CPU01.$C$1" chart:values-cell-range-address="CPU01.$C$2:.$C$9" chart:class="chart:area" chart:attached-axis="primary-y" chart:style-name="G0S1">
            <chart:data-point chart:repeated="8"/>
          </chart:series>
          <chart:series chart:label-cell-address="CPU01.$D$1" chart:values-cell-range-address="CPU01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2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9"/>
          </chart:axis>
          <chart:axis chart:dimension="y" chart:name="primary-y" chart:style-name="Axs1"/>
          <chart:series chart:label-cell-address="CPU02.$B$1" chart:values-cell-range-address="CPU02.$B$2:.$B$9" chart:class="chart:area" chart:attached-axis="primary-y" chart:style-name="G0S0">
            <chart:data-point chart:repeated="8"/>
          </chart:series>
          <chart:series chart:label-cell-address="CPU02.$C$1" chart:values-cell-range-address="CPU02.$C$2:.$C$9" chart:class="chart:area" chart:attached-axis="primary-y" chart:style-name="G0S1">
            <chart:data-point chart:repeated="8"/>
          </chart:series>
          <chart:series chart:label-cell-address="CPU02.$D$1" chart:values-cell-range-address="CPU02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2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9"/>
          </chart:axis>
          <chart:axis chart:dimension="y" chart:name="primary-y" chart:style-name="Axs1"/>
          <chart:series chart:label-cell-address="CPU03.$B$1" chart:values-cell-range-address="CPU03.$B$2:.$B$9" chart:class="chart:area" chart:attached-axis="primary-y" chart:style-name="G0S0">
            <chart:data-point chart:repeated="8"/>
          </chart:series>
          <chart:series chart:label-cell-address="CPU03.$C$1" chart:values-cell-range-address="CPU03.$C$2:.$C$9" chart:class="chart:area" chart:attached-axis="primary-y" chart:style-name="G0S1">
            <chart:data-point chart:repeated="8"/>
          </chart:series>
          <chart:series chart:label-cell-address="CPU03.$D$1" chart:values-cell-range-address="CPU03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2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9"/>
          </chart:axis>
          <chart:axis chart:dimension="y" chart:name="primary-y" chart:style-name="Axs1"/>
          <chart:series chart:label-cell-address="CPU04.$B$1" chart:values-cell-range-address="CPU04.$B$2:.$B$9" chart:class="chart:area" chart:attached-axis="primary-y" chart:style-name="G0S0">
            <chart:data-point chart:repeated="8"/>
          </chart:series>
          <chart:series chart:label-cell-address="CPU04.$C$1" chart:values-cell-range-address="CPU04.$C$2:.$C$9" chart:class="chart:area" chart:attached-axis="primary-y" chart:style-name="G0S1">
            <chart:data-point chart:repeated="8"/>
          </chart:series>
          <chart:series chart:label-cell-address="CPU04.$D$1" chart:values-cell-range-address="CPU04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260_Threads - 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9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9" chart:class="chart:area" chart:attached-axis="primary-y" chart:style-name="G0S0">
            <chart:data-point chart:repeated="8"/>
          </chart:series>
          <chart:series chart:label-cell-address="DISK_SUMM.$C$1" chart:values-cell-range-address="DISK_SUMM.$C$2:.$C$9" chart:class="chart:area" chart:attached-axis="primary-y" chart:style-name="G0S1">
            <chart:data-point chart:repeated="8"/>
          </chart:series>
          <chart:series chart:values-cell-range-address="DISK_SUMM.$D$2:.$D$9" chart:class="chart:line" chart:attached-axis="secondary-y" chart:style-name="G1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2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1" chart:values-cell-range-address="DISK_SUMM.$B$11:.$D$11" chart:class="chart:bar" chart:attached-axis="primary-y" chart:style-name="G0S0">
            <chart:data-point chart:repeated="3"/>
          </chart:series>
          <chart:series chart:label-cell-address="DISK_SUMM.$A$12" chart:values-cell-range-address="DISK_SUMM.$B$12:.$D$12" chart:class="chart:bar" chart:attached-axis="primary-y" chart:style-name="G0S1">
            <chart:data-point chart:repeated="3"/>
          </chart:series>
          <chart:series chart:label-cell-address="DISK_SUMM.$A$13" chart:values-cell-range-address="DISK_SUMM.$B$13:.$D$13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260_Threads (Kbytes)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1:.$E$11" chart:class="chart:bar" chart:attached-axis="primary-y" chart:style-name="G0S0">
            <chart:data-point chart:repeated="4"/>
          </chart:series>
          <chart:series chart:values-cell-range-address="DISKBSIZE.$B$12:.$E$12" chart:class="chart:bar" chart:attached-axis="primary-y" chart:style-name="G0S1">
            <chart:data-point chart:repeated="4"/>
          </chart:series>
          <chart:series chart:values-cell-range-address="DISKBSIZE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260_Threads (Kbytes)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9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9" chart:class="chart:line" chart:attached-axis="primary-y" chart:style-name="G0S0">
            <chart:data-point chart:repeated="8"/>
          </chart:series>
          <chart:series chart:label-cell-address="DISKBSIZE.$C$1" chart:values-cell-range-address="DISKBSIZE.$C$2:.$C$9" chart:class="chart:line" chart:attached-axis="primary-y" chart:style-name="G0S1">
            <chart:data-point chart:repeated="8"/>
          </chart:series>
          <chart:series chart:label-cell-address="DISKBSIZE.$D$1" chart:values-cell-range-address="DISKBSIZE.$D$2:.$D$9" chart:class="chart:line" chart:attached-axis="primary-y" chart:style-name="G0S2">
            <chart:data-point chart:repeated="8"/>
          </chart:series>
          <chart:series chart:label-cell-address="DISKBSIZE.$E$1" chart:values-cell-range-address="DISKBSIZE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2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1:.$E$11" chart:class="chart:bar" chart:attached-axis="primary-y" chart:style-name="G0S0">
            <chart:data-point chart:repeated="4"/>
          </chart:series>
          <chart:series chart:values-cell-range-address="DISKBUSY.$B$12:.$E$12" chart:class="chart:bar" chart:attached-axis="primary-y" chart:style-name="G0S1">
            <chart:data-point chart:repeated="4"/>
          </chart:series>
          <chart:series chart:values-cell-range-address="DISKBUSY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